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6e6e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2"/>
        <table:table-column table:style-name="co2" table:number-columns-repeated="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-[.A1]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-[.A2]"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-[.A3]"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]-[.A4]" office:value-type="float" office:value="2" calcext:value-type="float">
            <text:p>2</text:p>
          </table:table-cell>
          <table:table-cell table:number-columns-repeated="7"/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]-[.A5]" office:value-type="float" office:value="4" calcext:value-type="float">
            <text:p>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]-[.A6]" office:value-type="float" office:value="2" calcext:value-type="float">
            <text:p>2</text:p>
          </table:table-cell>
          <table:table-cell table:number-columns-repeated="9"/>
          <table:table-cell table:style-name="ce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8]-[.A7]" office:value-type="float" office:value="4" calcext:value-type="float">
            <text:p>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9]-[.A8]" office:value-type="float" office:value="2" calcext:value-type="float">
            <text:p>2</text:p>
          </table:table-cell>
          <table:table-cell table:number-columns-repeated="11"/>
          <table:table-cell table:style-name="ce1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0]-[.A9]" office:value-type="float" office:value="4" calcext:value-type="float">
            <text:p>4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1]-[.A10]" office:value-type="float" office:value="6" calcext:value-type="float">
            <text:p>6</text:p>
          </table:table-cell>
          <table:table-cell table:number-columns-repeated="9"/>
          <table:table-cell table:style-name="ce1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12]-[.A11]" office:value-type="float" office:value="2" calcext:value-type="float">
            <text:p>2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3]-[.A12]" office:value-type="float" office:value="6" calcext:value-type="float">
            <text:p>6</text:p>
          </table:table-cell>
          <table:table-cell table:number-columns-repeated="5"/>
          <table:table-cell table:style-name="ce1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14]-[.A13]" office:value-type="float" office:value="4" calcext:value-type="float">
            <text:p>4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15]-[.A14]" office:value-type="float" office:value="2" calcext:value-type="float">
            <text:p>2</text:p>
          </table:table-cell>
          <table:table-cell table:number-columns-repeated="7"/>
          <table:table-cell table:style-name="ce1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16]-[.A15]" office:value-type="float" office:value="4" calcext:value-type="float">
            <text:p>4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17]-[.A16]" office:value-type="float" office:value="6" calcext:value-type="float">
            <text:p>6</text:p>
          </table:table-cell>
          <table:table-cell table:number-columns-repeated="5"/>
          <table:table-cell table:style-name="ce1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18]-[.A17]" office:value-type="float" office:value="6" calcext:value-type="float">
            <text:p>6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19]-[.A18]" office:value-type="float" office:value="2" calcext:value-type="float">
            <text:p>2</text:p>
          </table:table-cell>
          <table:table-cell table:number-columns-repeated="9"/>
          <table:table-cell table:style-name="ce1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20]-[.A19]" office:value-type="float" office:value="6" calcext:value-type="float">
            <text:p>6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21]-[.A20]" office:value-type="float" office:value="4" calcext:value-type="float">
            <text:p>4</text:p>
          </table:table-cell>
          <table:table-cell table:number-columns-repeated="11"/>
          <table:table-cell table:style-name="ce1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22]-[.A21]" office:value-type="float" office:value="2" calcext:value-type="float">
            <text:p>2</text:p>
          </table:table-cell>
          <table:table-cell table:number-columns-repeated="11"/>
          <table:table-cell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23]-[.A22]" office:value-type="float" office:value="6" calcext:value-type="float">
            <text:p>6</text:p>
          </table:table-cell>
          <table:table-cell table:number-columns-repeated="7"/>
          <table:table-cell table:style-name="ce1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24]-[.A23]" office:value-type="float" office:value="4" calcext:value-type="float">
            <text:p>4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25]-[.A24]" office:value-type="float" office:value="6" calcext:value-type="float">
            <text:p>6</text:p>
          </table:table-cell>
          <table:table-cell table:number-columns-repeated="5"/>
          <table:table-cell table:style-name="ce1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26]-[.A25]" office:value-type="float" office:value="8" calcext:value-type="float">
            <text:p>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27]-[.A26]" office:value-type="float" office:value="4" calcext:value-type="float">
            <text:p>4</text:p>
          </table:table-cell>
          <table:table-cell table:number-columns-repeated="9"/>
          <table:table-cell table:style-name="ce1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28]-[.A27]" office:value-type="float" office:value="2" calcext:value-type="float">
            <text:p>2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29]-[.A28]"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number-columns-repeated="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30]-[.A29]" office:value-type="float" office:value="2" calcext:value-type="float">
            <text:p>2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31]-[.A30]"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2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32]-[.A31]" office:value-type="float" office:value="14" calcext:value-type="float">
            <text:p>14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33]-[.A32]" office:value-type="float" office:value="4" calcext:value-type="float">
            <text:p>4</text:p>
          </table:table-cell>
          <table:table-cell table:number-columns-repeated="15"/>
          <table:table-cell table:style-name="ce1"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34]-[.A33]" office:value-type="float" office:value="6" calcext:value-type="float">
            <text:p>6</text:p>
          </table:table-cell>
          <table:table-cell table:number-columns-repeated="15"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35]-[.A34]" office:value-type="float" office:value="2" calcext:value-type="float">
            <text:p>2</text:p>
          </table:table-cell>
          <table:table-cell table:number-columns-repeated="19"/>
          <table:table-cell table:style-name="ce1"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36]-[.A35]" office:value-type="float" office:value="10" calcext:value-type="float">
            <text:p>10</text:p>
          </table:table-cell>
          <table:table-cell table:number-columns-repeated="19"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37]-[.A36]" office:value-type="float" office:value="2" calcext:value-type="float">
            <text:p>2</text:p>
          </table:table-cell>
          <table:table-cell table:number-columns-repeated="27"/>
          <table:table-cell table:style-name="ce1"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38]-[.A37]" office:value-type="float" office:value="6" calcext:value-type="float">
            <text:p>6</text:p>
          </table:table-cell>
          <table:table-cell table:number-columns-repeated="27"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39]-[.A38]" office:value-type="float" office:value="6" calcext:value-type="float">
            <text:p>6</text:p>
          </table:table-cell>
          <table:table-cell table:number-columns-repeated="27"/>
          <table:table-cell table:style-name="ce1"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40]-[.A39]" office:value-type="float" office:value="4" calcext:value-type="float">
            <text:p>4</text:p>
          </table:table-cell>
          <table:table-cell table:number-columns-repeated="27"/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41]-[.A40]" office:value-type="float" office:value="6" calcext:value-type="float">
            <text:p>6</text:p>
          </table:table-cell>
          <table:table-cell table:number-columns-repeated="25"/>
          <table:table-cell table:style-name="ce1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42]-[.A4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43]-[.A42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44]-[.A43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45]-[.A44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46]-[.A4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47]-[.A46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48]-[.A47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49]-[.A48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50]-[.A49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51]-[.A50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52]-[.A51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53]-[.A5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54]-[.A53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55]-[.A54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56]-[.A5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57]-[.A5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58]-[.A57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59]-[.A58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60]-[.A59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61]-[.A60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62]-[.A61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63]-[.A62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64]-[.A63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65]-[.A6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66]-[.A65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7]-[.A6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68]-[.A67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69]-[.A6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70]-[.A69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71]-[.A70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72]-[.A71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73]-[.A7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74]-[.A73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75]-[.A74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76]-[.A7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77]-[.A7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78]-[.A77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79]-[.A78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80]-[.A79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81]-[.A80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82]-[.A81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83]-[.A82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84]-[.A83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85]-[.A84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86]-[.A8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87]-[.A8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88]-[.A87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89]-[.A88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90]-[.A89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91]-[.A90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92]-[.A91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93]-[.A92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94]-[.A93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95]-[.A9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96]-[.A95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97]-[.A9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8]-[.A97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99]-[.A98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100]-[.A99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101]-[.A100]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102]-[.A10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103]-[.A102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104]-[.A103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105]-[.A104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106]-[.A105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107]-[.A10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108]-[.A107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109]-[.A10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110]-[.A109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111]-[.A110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112]-[.A11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113]-[.A11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114]-[.A113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115]-[.A114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116]-[.A115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117]-[.A116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118]-[.A117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119]-[.A118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120]-[.A119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121]-[.A120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122]-[.A121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123]-[.A122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124]-[.A123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125]-[.A124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126]-[.A125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127]-[.A126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128]-[.A127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129]-[.A128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130]-[.A129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131]-[.A130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132]-[.A13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133]-[.A132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134]-[.A133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135]-[.A134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136]-[.A13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137]-[.A136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138]-[.A137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139]-[.A138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140]-[.A139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141]-[.A140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142]-[.A141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143]-[.A142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144]-[.A143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145]-[.A14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146]-[.A145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147]-[.A146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148]-[.A147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149]-[.A148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150]-[.A149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151]-[.A150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152]-[.A151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53]-[.A152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154]-[.A153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155]-[.A15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156]-[.A155]"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157]-[.A15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158]-[.A157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159]-[.A158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160]-[.A159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161]-[.A160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162]-[.A16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163]-[.A16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164]-[.A163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165]-[.A16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166]-[.A16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167]-[.A16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168]-[.A167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169]-[.A16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A170]-[.A169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A171]-[.A170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A172]-[.A17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A173]-[.A172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A174]-[.A173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A175]-[.A174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A176]-[.A17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A177]-[.A176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A178]-[.A177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179]-[.A178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A180]-[.A179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A181]-[.A180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A182]-[.A181]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A183]-[.A182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A184]-[.A183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A185]-[.A18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A186]-[.A18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A187]-[.A18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A188]-[.A187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A189]-[.A18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A190]-[.A189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A191]-[.A190]"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A192]-[.A191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A193]-[.A192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A194]-[.A193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A195]-[.A194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A196]-[.A19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A197]-[.A19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198]-[.A197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A199]-[.A198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A200]-[.A199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A201]-[.A200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A202]-[.A20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A203]-[.A202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A204]-[.A203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A205]-[.A204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A206]-[.A205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A207]-[.A206]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A208]-[.A207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A209]-[.A208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A210]-[.A209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A211]-[.A210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A212]-[.A21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A213]-[.A212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A214]-[.A213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A215]-[.A214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A216]-[.A215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A217]-[.A216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A218]-[.A217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A219]-[.A218]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A220]-[.A219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A221]-[.A220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A222]-[.A221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A223]-[.A222]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A224]-[.A223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A225]-[.A224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A226]-[.A22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A227]-[.A226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A228]-[.A227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A229]-[.A22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A230]-[.A229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A231]-[.A230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A232]-[.A231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A233]-[.A23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A234]-[.A233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A235]-[.A234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A236]-[.A235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A237]-[.A23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A238]-[.A237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A239]-[.A238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A240]-[.A239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A241]-[.A240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A242]-[.A241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A243]-[.A242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A244]-[.A243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A245]-[.A244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A246]-[.A24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A247]-[.A24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A248]-[.A247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249]-[.A248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A250]-[.A249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A251]-[.A250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A252]-[.A251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A253]-[.A252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A254]-[.A253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A255]-[.A254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A256]-[.A25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A257]-[.A25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A258]-[.A257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A259]-[.A258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A260]-[.A259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A261]-[.A260]"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A262]-[.A261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A263]-[.A262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A264]-[.A263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[.A265]-[.A264]"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[.A266]-[.A265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A267]-[.A266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A268]-[.A267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A269]-[.A268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[.A270]-[.A269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[.A271]-[.A270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[.A272]-[.A271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[.A273]-[.A27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A274]-[.A273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[.A275]-[.A274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[.A276]-[.A275]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A277]-[.A276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[.A278]-[.A277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[.A279]-[.A278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[.A280]-[.A279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A281]-[.A280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[.A282]-[.A281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A283]-[.A282]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[.A284]-[.A283]"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[.A285]-[.A284]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A286]-[.A285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[.A287]-[.A286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A288]-[.A287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[.A289]-[.A288]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[.A290]-[.A289]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[.A291]-[.A290]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A292]-[.A291]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A293]-[.A292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[.A294]-[.A293]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3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3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3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3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3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3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3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3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3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3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3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3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3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3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3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3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3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3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3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3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3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3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3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3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3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3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3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3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3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3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3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3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3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3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3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3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3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3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3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3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3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3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3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3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3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3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3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3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3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3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3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3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3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3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3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3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3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3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3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3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3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3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3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3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3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3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3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3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3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3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3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3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3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3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3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3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3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3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3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3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3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3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3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3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3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3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3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3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3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3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3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3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3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3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3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3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3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3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3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3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3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3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3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3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3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3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3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3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3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3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3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3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3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3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3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3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3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3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3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3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3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3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3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3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3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3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3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3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3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3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3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3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3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3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3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3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3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3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3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3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3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3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3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3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3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3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3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3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3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3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3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3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3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3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3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3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3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3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3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3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3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3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3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3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3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3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3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3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3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3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3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3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3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3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3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3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3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3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3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3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3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3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3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3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3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3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3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3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3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3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3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3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3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3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3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3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3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3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3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3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3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3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3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3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3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3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3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3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3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3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3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3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3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3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3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3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3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3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3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3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3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3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3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3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3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3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3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3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3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3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3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3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3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3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3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3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3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3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3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3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3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3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3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3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3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3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3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3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3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3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3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3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3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3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3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3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3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3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3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3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3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3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3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3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3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3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3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3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3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3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3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3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3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3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3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3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3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3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3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3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3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3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3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3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3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3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3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3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3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3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3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3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3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3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3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3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3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3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3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3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3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3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3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3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3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3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3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3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3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3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3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3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3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3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3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3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3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3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3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3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3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3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3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3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3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3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3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3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3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3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3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3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3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3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3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3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3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3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3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3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3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3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3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3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3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3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3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3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3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3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3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3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3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3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3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3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3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3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3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3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3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3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3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3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3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3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3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3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3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3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3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3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3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3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3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3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3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3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3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3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3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3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3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3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3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3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3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3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3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3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3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3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3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3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3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3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3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3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3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3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3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3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3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3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3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3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3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3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3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3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3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3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3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3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3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3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3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3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3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3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3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3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3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3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3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3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3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3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3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3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3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3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3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3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3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3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3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3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3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3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3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3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3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3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3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3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3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3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3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3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3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3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3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3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3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3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3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3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3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3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3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3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3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3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3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3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3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3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3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3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3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3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3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3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3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3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3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3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3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3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3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3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3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3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3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3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3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3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3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3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3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3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3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3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3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3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3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3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3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3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3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3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3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3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3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3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3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3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3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3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3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3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3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3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3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3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3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3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3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3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3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3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3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3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3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3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3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3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3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3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3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3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3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3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3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3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3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3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3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3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3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3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3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3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3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3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3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3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3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3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3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3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3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3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3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3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3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3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3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3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3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3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3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3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3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3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3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3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3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3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3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3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3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3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3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3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3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3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3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3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3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3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3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3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3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3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3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3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3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3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3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3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3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3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3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3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3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3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3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3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3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3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3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3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3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3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3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3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3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3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3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3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3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3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3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3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3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3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3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3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3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3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3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3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3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3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3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3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3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3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3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3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3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3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3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3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3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3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3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3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3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3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3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3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3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3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3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3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3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3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3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3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3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3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3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3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3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3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3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3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3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3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3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3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3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3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3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3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3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3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3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3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3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3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3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3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3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3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3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3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3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3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3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3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3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3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3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3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3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3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3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3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3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3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3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3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3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3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3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3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3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3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3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3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3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3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3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3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3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3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3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3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3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3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3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3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3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3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3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3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3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3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3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3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3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3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3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3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3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3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3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3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3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3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3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3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3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3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3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3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3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3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3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3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3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3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3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3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3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3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3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3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3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3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3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3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3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3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3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3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3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3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3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3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3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3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3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3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3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3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3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3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3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3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3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3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3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3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3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3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3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3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3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3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3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3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3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3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3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3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3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3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3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3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3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3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3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3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3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3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3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3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3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3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3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3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3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3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3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3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3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3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3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3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3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3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3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3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3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3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3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3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3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3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3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3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3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3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3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3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3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3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3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3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3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3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3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3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3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3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3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3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4"/>
        </table:table-row>
        <table:table-row table:style-name="ro1" table:number-rows-repeated="10473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Hoja2" table:style-name="ta1">
        <table:shapes>
          <draw:frame draw:z-index="0" draw:style-name="gr1" draw:text-style-name="P1" svg:width="38.96cm" svg:height="9.006cm" svg:x="4.492cm" svg:y="0.552cm">
            <draw:object draw:notify-on-update-of-ranges="Hoja2.A2:Hoja2.A101 Hoja2.C2:Hoja2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formula="of:=MAX([.C2:.C1216])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3]-[.B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4]-[.B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5]-[.B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6]-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B7]-[.B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8]-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9]-[.B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10]-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B11]-[.B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B12]-[.B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13]-[.B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B14]-[.B1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5]-[.B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B16]-[.B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B17]-[.B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B18]-[.B1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formula="of:=[.B19]-[.B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formula="of:=[.B21]-[.B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table:formula="of:=[.B22]-[.B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formula="of:=[.B23]-[.B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formula="of:=[.B24]-[.B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formula="of:=[.B25]-[.B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formula="of:=[.B26]-[.B2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table:formula="of:=[.B27]-[.B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table:formula="of:=[.B28]-[.B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table:formula="of:=[.B29]-[.B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30]-[.B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table:formula="of:=[.B31]-[.B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32]-[.B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table:formula="of:=[.B33]-[.B3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table:formula="of:=[.B34]-[.B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table:formula="of:=[.B35]-[.B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table:formula="of:=[.B36]-[.B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formula="of:=[.B37]-[.B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table:formula="of:=[.B38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7" calcext:value-type="float">
            <text:p>157</text:p>
          </table:table-cell>
          <table:table-cell table:formula="of:=[.B39]-[.B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table:formula="of:=[.B40]-[.B3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table:formula="of:=[.B41]-[.B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table:formula="of:=[.B42]-[.B4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table:formula="of:=[.B43]-[.B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1" calcext:value-type="float">
            <text:p>181</text:p>
          </table:table-cell>
          <table:table-cell table:formula="of:=[.B44]-[.B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table:formula="of:=[.B45]-[.B4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table:formula="of:=[.B46]-[.B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table:formula="of:=[.B47]-[.B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" calcext:value-type="float">
            <text:p>199</text:p>
          </table:table-cell>
          <table:table-cell table:formula="of:=[.B48]-[.B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1" calcext:value-type="float">
            <text:p>211</text:p>
          </table:table-cell>
          <table:table-cell table:formula="of:=[.B49]-[.B4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3" calcext:value-type="float">
            <text:p>223</text:p>
          </table:table-cell>
          <table:table-cell table:formula="of:=[.B50]-[.B4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7" calcext:value-type="float">
            <text:p>227</text:p>
          </table:table-cell>
          <table:table-cell table:formula="of:=[.B51]-[.B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" calcext:value-type="float">
            <text:p>229</text:p>
          </table:table-cell>
          <table:table-cell table:formula="of:=[.B52]-[.B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3" calcext:value-type="float">
            <text:p>233</text:p>
          </table:table-cell>
          <table:table-cell table:formula="of:=[.B53]-[.B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9" calcext:value-type="float">
            <text:p>239</text:p>
          </table:table-cell>
          <table:table-cell table:formula="of:=[.B54]-[.B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1" calcext:value-type="float">
            <text:p>241</text:p>
          </table:table-cell>
          <table:table-cell table:formula="of:=[.B55]-[.B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table:formula="of:=[.B56]-[.B5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7" calcext:value-type="float">
            <text:p>257</text:p>
          </table:table-cell>
          <table:table-cell table:formula="of:=[.B57]-[.B5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3" calcext:value-type="float">
            <text:p>263</text:p>
          </table:table-cell>
          <table:table-cell table:formula="of:=[.B58]-[.B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9" calcext:value-type="float">
            <text:p>269</text:p>
          </table:table-cell>
          <table:table-cell table:formula="of:=[.B59]-[.B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1" calcext:value-type="float">
            <text:p>271</text:p>
          </table:table-cell>
          <table:table-cell table:formula="of:=[.B60]-[.B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7" calcext:value-type="float">
            <text:p>277</text:p>
          </table:table-cell>
          <table:table-cell table:formula="of:=[.B61]-[.B6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1" calcext:value-type="float">
            <text:p>281</text:p>
          </table:table-cell>
          <table:table-cell table:formula="of:=[.B62]-[.B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3" calcext:value-type="float">
            <text:p>283</text:p>
          </table:table-cell>
          <table:table-cell table:formula="of:=[.B63]-[.B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3" calcext:value-type="float">
            <text:p>293</text:p>
          </table:table-cell>
          <table:table-cell table:formula="of:=[.B64]-[.B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table:formula="of:=[.B65]-[.B6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table:formula="of:=[.B66]-[.B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3" calcext:value-type="float">
            <text:p>313</text:p>
          </table:table-cell>
          <table:table-cell table:formula="of:=[.B67]-[.B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7" calcext:value-type="float">
            <text:p>317</text:p>
          </table:table-cell>
          <table:table-cell table:formula="of:=[.B68]-[.B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1" calcext:value-type="float">
            <text:p>331</text:p>
          </table:table-cell>
          <table:table-cell table:formula="of:=[.B69]-[.B6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7" calcext:value-type="float">
            <text:p>337</text:p>
          </table:table-cell>
          <table:table-cell table:formula="of:=[.B70]-[.B6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7" calcext:value-type="float">
            <text:p>347</text:p>
          </table:table-cell>
          <table:table-cell table:formula="of:=[.B71]-[.B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9" calcext:value-type="float">
            <text:p>349</text:p>
          </table:table-cell>
          <table:table-cell table:formula="of:=[.B72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 table:formula="of:=[.B73]-[.B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9" calcext:value-type="float">
            <text:p>359</text:p>
          </table:table-cell>
          <table:table-cell table:formula="of:=[.B74]-[.B7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7" calcext:value-type="float">
            <text:p>367</text:p>
          </table:table-cell>
          <table:table-cell table:formula="of:=[.B75]-[.B7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3" calcext:value-type="float">
            <text:p>373</text:p>
          </table:table-cell>
          <table:table-cell table:formula="of:=[.B76]-[.B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9" calcext:value-type="float">
            <text:p>379</text:p>
          </table:table-cell>
          <table:table-cell table:formula="of:=[.B77]-[.B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3" calcext:value-type="float">
            <text:p>383</text:p>
          </table:table-cell>
          <table:table-cell table:formula="of:=[.B78]-[.B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9" calcext:value-type="float">
            <text:p>389</text:p>
          </table:table-cell>
          <table:table-cell table:formula="of:=[.B79]-[.B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7" calcext:value-type="float">
            <text:p>397</text:p>
          </table:table-cell>
          <table:table-cell table:formula="of:=[.B80]-[.B7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1" calcext:value-type="float">
            <text:p>401</text:p>
          </table:table-cell>
          <table:table-cell table:formula="of:=[.B81]-[.B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9" calcext:value-type="float">
            <text:p>409</text:p>
          </table:table-cell>
          <table:table-cell table:formula="of:=[.B82]-[.B8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9" calcext:value-type="float">
            <text:p>419</text:p>
          </table:table-cell>
          <table:table-cell table:formula="of:=[.B83]-[.B8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1" calcext:value-type="float">
            <text:p>421</text:p>
          </table:table-cell>
          <table:table-cell table:formula="of:=[.B84]-[.B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1" calcext:value-type="float">
            <text:p>431</text:p>
          </table:table-cell>
          <table:table-cell table:formula="of:=[.B85]-[.B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3" calcext:value-type="float">
            <text:p>433</text:p>
          </table:table-cell>
          <table:table-cell table:formula="of:=[.B86]-[.B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9" calcext:value-type="float">
            <text:p>439</text:p>
          </table:table-cell>
          <table:table-cell table:formula="of:=[.B87]-[.B8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3" calcext:value-type="float">
            <text:p>443</text:p>
          </table:table-cell>
          <table:table-cell table:formula="of:=[.B88]-[.B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9" calcext:value-type="float">
            <text:p>449</text:p>
          </table:table-cell>
          <table:table-cell table:formula="of:=[.B89]-[.B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7" calcext:value-type="float">
            <text:p>457</text:p>
          </table:table-cell>
          <table:table-cell table:formula="of:=[.B90]-[.B8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1" calcext:value-type="float">
            <text:p>461</text:p>
          </table:table-cell>
          <table:table-cell table:formula="of:=[.B91]-[.B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63" calcext:value-type="float">
            <text:p>463</text:p>
          </table:table-cell>
          <table:table-cell table:formula="of:=[.B92]-[.B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7" calcext:value-type="float">
            <text:p>467</text:p>
          </table:table-cell>
          <table:table-cell table:formula="of:=[.B93]-[.B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9" calcext:value-type="float">
            <text:p>479</text:p>
          </table:table-cell>
          <table:table-cell table:formula="of:=[.B94]-[.B9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7" calcext:value-type="float">
            <text:p>487</text:p>
          </table:table-cell>
          <table:table-cell table:formula="of:=[.B95]-[.B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1" calcext:value-type="float">
            <text:p>491</text:p>
          </table:table-cell>
          <table:table-cell table:formula="of:=[.B96]-[.B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9" calcext:value-type="float">
            <text:p>499</text:p>
          </table:table-cell>
          <table:table-cell table:formula="of:=[.B97]-[.B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3" calcext:value-type="float">
            <text:p>503</text:p>
          </table:table-cell>
          <table:table-cell table:formula="of:=[.B98]-[.B9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9" calcext:value-type="float">
            <text:p>509</text:p>
          </table:table-cell>
          <table:table-cell table:formula="of:=[.B99]-[.B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1" calcext:value-type="float">
            <text:p>521</text:p>
          </table:table-cell>
          <table:table-cell table:formula="of:=[.B100]-[.B9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3" calcext:value-type="float">
            <text:p>523</text:p>
          </table:table-cell>
          <table:table-cell table:formula="of:=[.B101]-[.B1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1" calcext:value-type="float">
            <text:p>541</text:p>
          </table:table-cell>
          <table:table-cell table:formula="of:=[.B102]-[.B10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47" calcext:value-type="float">
            <text:p>547</text:p>
          </table:table-cell>
          <table:table-cell table:formula="of:=[.B103]-[.B1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57" calcext:value-type="float">
            <text:p>557</text:p>
          </table:table-cell>
          <table:table-cell table:formula="of:=[.B104]-[.B10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3" calcext:value-type="float">
            <text:p>563</text:p>
          </table:table-cell>
          <table:table-cell table:formula="of:=[.B105]-[.B1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69" calcext:value-type="float">
            <text:p>569</text:p>
          </table:table-cell>
          <table:table-cell table:formula="of:=[.B106]-[.B1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1" calcext:value-type="float">
            <text:p>571</text:p>
          </table:table-cell>
          <table:table-cell table:formula="of:=[.B107]-[.B1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7" calcext:value-type="float">
            <text:p>577</text:p>
          </table:table-cell>
          <table:table-cell table:formula="of:=[.B108]-[.B1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7" calcext:value-type="float">
            <text:p>587</text:p>
          </table:table-cell>
          <table:table-cell table:formula="of:=[.B109]-[.B1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3" calcext:value-type="float">
            <text:p>593</text:p>
          </table:table-cell>
          <table:table-cell table:formula="of:=[.B110]-[.B10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99" calcext:value-type="float">
            <text:p>599</text:p>
          </table:table-cell>
          <table:table-cell table:formula="of:=[.B111]-[.B1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1" calcext:value-type="float">
            <text:p>601</text:p>
          </table:table-cell>
          <table:table-cell table:formula="of:=[.B112]-[.B1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07" calcext:value-type="float">
            <text:p>607</text:p>
          </table:table-cell>
          <table:table-cell table:formula="of:=[.B113]-[.B1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13" calcext:value-type="float">
            <text:p>613</text:p>
          </table:table-cell>
          <table:table-cell table:formula="of:=[.B114]-[.B11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7" calcext:value-type="float">
            <text:p>617</text:p>
          </table:table-cell>
          <table:table-cell table:formula="of:=[.B115]-[.B1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19" calcext:value-type="float">
            <text:p>619</text:p>
          </table:table-cell>
          <table:table-cell table:formula="of:=[.B116]-[.B1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31" calcext:value-type="float">
            <text:p>631</text:p>
          </table:table-cell>
          <table:table-cell table:formula="of:=[.B117]-[.B1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41" calcext:value-type="float">
            <text:p>641</text:p>
          </table:table-cell>
          <table:table-cell table:formula="of:=[.B118]-[.B1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3" calcext:value-type="float">
            <text:p>643</text:p>
          </table:table-cell>
          <table:table-cell table:formula="of:=[.B119]-[.B1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formula="of:=[.B120]-[.B1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formula="of:=[.B121]-[.B1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formula="of:=[.B122]-[.B1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1" calcext:value-type="float">
            <text:p>661</text:p>
          </table:table-cell>
          <table:table-cell table:formula="of:=[.B123]-[.B1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73" calcext:value-type="float">
            <text:p>673</text:p>
          </table:table-cell>
          <table:table-cell table:formula="of:=[.B124]-[.B12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77" calcext:value-type="float">
            <text:p>677</text:p>
          </table:table-cell>
          <table:table-cell table:formula="of:=[.B125]-[.B1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3" calcext:value-type="float">
            <text:p>683</text:p>
          </table:table-cell>
          <table:table-cell table:formula="of:=[.B126]-[.B12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91" calcext:value-type="float">
            <text:p>691</text:p>
          </table:table-cell>
          <table:table-cell table:formula="of:=[.B127]-[.B1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1" calcext:value-type="float">
            <text:p>701</text:p>
          </table:table-cell>
          <table:table-cell table:formula="of:=[.B128]-[.B12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9" calcext:value-type="float">
            <text:p>709</text:p>
          </table:table-cell>
          <table:table-cell table:formula="of:=[.B129]-[.B1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9" calcext:value-type="float">
            <text:p>719</text:p>
          </table:table-cell>
          <table:table-cell table:formula="of:=[.B130]-[.B12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27" calcext:value-type="float">
            <text:p>727</text:p>
          </table:table-cell>
          <table:table-cell table:formula="of:=[.B131]-[.B13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3" calcext:value-type="float">
            <text:p>733</text:p>
          </table:table-cell>
          <table:table-cell table:formula="of:=[.B132]-[.B1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39" calcext:value-type="float">
            <text:p>739</text:p>
          </table:table-cell>
          <table:table-cell table:formula="of:=[.B133]-[.B1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43" calcext:value-type="float">
            <text:p>743</text:p>
          </table:table-cell>
          <table:table-cell table:formula="of:=[.B134]-[.B1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51" calcext:value-type="float">
            <text:p>751</text:p>
          </table:table-cell>
          <table:table-cell table:formula="of:=[.B135]-[.B1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7" calcext:value-type="float">
            <text:p>757</text:p>
          </table:table-cell>
          <table:table-cell table:formula="of:=[.B136]-[.B13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61" calcext:value-type="float">
            <text:p>761</text:p>
          </table:table-cell>
          <table:table-cell table:formula="of:=[.B137]-[.B1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9" calcext:value-type="float">
            <text:p>769</text:p>
          </table:table-cell>
          <table:table-cell table:formula="of:=[.B138]-[.B13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73" calcext:value-type="float">
            <text:p>773</text:p>
          </table:table-cell>
          <table:table-cell table:formula="of:=[.B139]-[.B1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87" calcext:value-type="float">
            <text:p>787</text:p>
          </table:table-cell>
          <table:table-cell table:formula="of:=[.B140]-[.B13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97" calcext:value-type="float">
            <text:p>797</text:p>
          </table:table-cell>
          <table:table-cell table:formula="of:=[.B141]-[.B1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09" calcext:value-type="float">
            <text:p>809</text:p>
          </table:table-cell>
          <table:table-cell table:formula="of:=[.B142]-[.B14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11" calcext:value-type="float">
            <text:p>811</text:p>
          </table:table-cell>
          <table:table-cell table:formula="of:=[.B143]-[.B1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21" calcext:value-type="float">
            <text:p>821</text:p>
          </table:table-cell>
          <table:table-cell table:formula="of:=[.B144]-[.B14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23" calcext:value-type="float">
            <text:p>823</text:p>
          </table:table-cell>
          <table:table-cell table:formula="of:=[.B145]-[.B1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27" calcext:value-type="float">
            <text:p>827</text:p>
          </table:table-cell>
          <table:table-cell table:formula="of:=[.B146]-[.B14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29" calcext:value-type="float">
            <text:p>829</text:p>
          </table:table-cell>
          <table:table-cell table:formula="of:=[.B147]-[.B1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9" calcext:value-type="float">
            <text:p>839</text:p>
          </table:table-cell>
          <table:table-cell table:formula="of:=[.B148]-[.B14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53" calcext:value-type="float">
            <text:p>853</text:p>
          </table:table-cell>
          <table:table-cell table:formula="of:=[.B149]-[.B14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57" calcext:value-type="float">
            <text:p>857</text:p>
          </table:table-cell>
          <table:table-cell table:formula="of:=[.B150]-[.B1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9" calcext:value-type="float">
            <text:p>859</text:p>
          </table:table-cell>
          <table:table-cell table:formula="of:=[.B151]-[.B1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63" calcext:value-type="float">
            <text:p>863</text:p>
          </table:table-cell>
          <table:table-cell table:formula="of:=[.B152]-[.B1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77" calcext:value-type="float">
            <text:p>877</text:p>
          </table:table-cell>
          <table:table-cell table:formula="of:=[.B153]-[.B1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81" calcext:value-type="float">
            <text:p>881</text:p>
          </table:table-cell>
          <table:table-cell table:formula="of:=[.B154]-[.B1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3" calcext:value-type="float">
            <text:p>883</text:p>
          </table:table-cell>
          <table:table-cell table:formula="of:=[.B155]-[.B1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87" calcext:value-type="float">
            <text:p>887</text:p>
          </table:table-cell>
          <table:table-cell table:formula="of:=[.B156]-[.B1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7" calcext:value-type="float">
            <text:p>907</text:p>
          </table:table-cell>
          <table:table-cell table:formula="of:=[.B157]-[.B1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11" calcext:value-type="float">
            <text:p>911</text:p>
          </table:table-cell>
          <table:table-cell table:formula="of:=[.B158]-[.B1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9" calcext:value-type="float">
            <text:p>919</text:p>
          </table:table-cell>
          <table:table-cell table:formula="of:=[.B159]-[.B1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9" calcext:value-type="float">
            <text:p>929</text:p>
          </table:table-cell>
          <table:table-cell table:formula="of:=[.B160]-[.B15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7" calcext:value-type="float">
            <text:p>937</text:p>
          </table:table-cell>
          <table:table-cell table:formula="of:=[.B161]-[.B1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41" calcext:value-type="float">
            <text:p>941</text:p>
          </table:table-cell>
          <table:table-cell table:formula="of:=[.B162]-[.B1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47" calcext:value-type="float">
            <text:p>947</text:p>
          </table:table-cell>
          <table:table-cell table:formula="of:=[.B163]-[.B1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53" calcext:value-type="float">
            <text:p>953</text:p>
          </table:table-cell>
          <table:table-cell table:formula="of:=[.B164]-[.B1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67" calcext:value-type="float">
            <text:p>967</text:p>
          </table:table-cell>
          <table:table-cell table:formula="of:=[.B165]-[.B16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1" calcext:value-type="float">
            <text:p>971</text:p>
          </table:table-cell>
          <table:table-cell table:formula="of:=[.B166]-[.B1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77" calcext:value-type="float">
            <text:p>977</text:p>
          </table:table-cell>
          <table:table-cell table:formula="of:=[.B167]-[.B1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3" calcext:value-type="float">
            <text:p>983</text:p>
          </table:table-cell>
          <table:table-cell table:formula="of:=[.B168]-[.B16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1" calcext:value-type="float">
            <text:p>991</text:p>
          </table:table-cell>
          <table:table-cell table:formula="of:=[.B169]-[.B16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7" calcext:value-type="float">
            <text:p>997</text:p>
          </table:table-cell>
          <table:table-cell table:formula="of:=[.B170]-[.B16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9" calcext:value-type="float">
            <text:p>1009</text:p>
          </table:table-cell>
          <table:table-cell table:formula="of:=[.B171]-[.B1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13" calcext:value-type="float">
            <text:p>1013</text:p>
          </table:table-cell>
          <table:table-cell table:formula="of:=[.B172]-[.B1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19" calcext:value-type="float">
            <text:p>1019</text:p>
          </table:table-cell>
          <table:table-cell table:formula="of:=[.B173]-[.B17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1" calcext:value-type="float">
            <text:p>1021</text:p>
          </table:table-cell>
          <table:table-cell table:formula="of:=[.B174]-[.B1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1" calcext:value-type="float">
            <text:p>1031</text:p>
          </table:table-cell>
          <table:table-cell table:formula="of:=[.B175]-[.B1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3" calcext:value-type="float">
            <text:p>1033</text:p>
          </table:table-cell>
          <table:table-cell table:formula="of:=[.B176]-[.B1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9" calcext:value-type="float">
            <text:p>1039</text:p>
          </table:table-cell>
          <table:table-cell table:formula="of:=[.B177]-[.B1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9" calcext:value-type="float">
            <text:p>1049</text:p>
          </table:table-cell>
          <table:table-cell table:formula="of:=[.B178]-[.B17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51" calcext:value-type="float">
            <text:p>1051</text:p>
          </table:table-cell>
          <table:table-cell table:formula="of:=[.B179]-[.B1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61" calcext:value-type="float">
            <text:p>1061</text:p>
          </table:table-cell>
          <table:table-cell table:formula="of:=[.B180]-[.B17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3" calcext:value-type="float">
            <text:p>1063</text:p>
          </table:table-cell>
          <table:table-cell table:formula="of:=[.B181]-[.B1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69" calcext:value-type="float">
            <text:p>1069</text:p>
          </table:table-cell>
          <table:table-cell table:formula="of:=[.B182]-[.B18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table:formula="of:=[.B183]-[.B18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1" calcext:value-type="float">
            <text:p>1091</text:p>
          </table:table-cell>
          <table:table-cell table:formula="of:=[.B184]-[.B18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3" calcext:value-type="float">
            <text:p>1093</text:p>
          </table:table-cell>
          <table:table-cell table:formula="of:=[.B185]-[.B1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7" calcext:value-type="float">
            <text:p>1097</text:p>
          </table:table-cell>
          <table:table-cell table:formula="of:=[.B186]-[.B1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03" calcext:value-type="float">
            <text:p>1103</text:p>
          </table:table-cell>
          <table:table-cell table:formula="of:=[.B187]-[.B18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09" calcext:value-type="float">
            <text:p>1109</text:p>
          </table:table-cell>
          <table:table-cell table:formula="of:=[.B188]-[.B1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17" calcext:value-type="float">
            <text:p>1117</text:p>
          </table:table-cell>
          <table:table-cell table:formula="of:=[.B189]-[.B18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23" calcext:value-type="float">
            <text:p>1123</text:p>
          </table:table-cell>
          <table:table-cell table:formula="of:=[.B190]-[.B18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9" calcext:value-type="float">
            <text:p>1129</text:p>
          </table:table-cell>
          <table:table-cell table:formula="of:=[.B191]-[.B1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51" calcext:value-type="float">
            <text:p>1151</text:p>
          </table:table-cell>
          <table:table-cell table:formula="of:=[.B192]-[.B19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53" calcext:value-type="float">
            <text:p>1153</text:p>
          </table:table-cell>
          <table:table-cell table:formula="of:=[.B193]-[.B1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63" calcext:value-type="float">
            <text:p>1163</text:p>
          </table:table-cell>
          <table:table-cell table:formula="of:=[.B194]-[.B19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71" calcext:value-type="float">
            <text:p>1171</text:p>
          </table:table-cell>
          <table:table-cell table:formula="of:=[.B195]-[.B1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81" calcext:value-type="float">
            <text:p>1181</text:p>
          </table:table-cell>
          <table:table-cell table:formula="of:=[.B196]-[.B19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7" calcext:value-type="float">
            <text:p>1187</text:p>
          </table:table-cell>
          <table:table-cell table:formula="of:=[.B197]-[.B1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3" calcext:value-type="float">
            <text:p>1193</text:p>
          </table:table-cell>
          <table:table-cell table:formula="of:=[.B198]-[.B19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1" calcext:value-type="float">
            <text:p>1201</text:p>
          </table:table-cell>
          <table:table-cell table:formula="of:=[.B199]-[.B19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3" calcext:value-type="float">
            <text:p>1213</text:p>
          </table:table-cell>
          <table:table-cell table:formula="of:=[.B200]-[.B19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7" calcext:value-type="float">
            <text:p>1217</text:p>
          </table:table-cell>
          <table:table-cell table:formula="of:=[.B201]-[.B2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23" calcext:value-type="float">
            <text:p>1223</text:p>
          </table:table-cell>
          <table:table-cell table:formula="of:=[.B202]-[.B20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29" calcext:value-type="float">
            <text:p>1229</text:p>
          </table:table-cell>
          <table:table-cell table:formula="of:=[.B203]-[.B2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31" calcext:value-type="float">
            <text:p>1231</text:p>
          </table:table-cell>
          <table:table-cell table:formula="of:=[.B204]-[.B2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37" calcext:value-type="float">
            <text:p>1237</text:p>
          </table:table-cell>
          <table:table-cell table:formula="of:=[.B205]-[.B2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49" calcext:value-type="float">
            <text:p>1249</text:p>
          </table:table-cell>
          <table:table-cell table:formula="of:=[.B206]-[.B20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59" calcext:value-type="float">
            <text:p>1259</text:p>
          </table:table-cell>
          <table:table-cell table:formula="of:=[.B207]-[.B2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77" calcext:value-type="float">
            <text:p>1277</text:p>
          </table:table-cell>
          <table:table-cell table:formula="of:=[.B208]-[.B20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79" calcext:value-type="float">
            <text:p>1279</text:p>
          </table:table-cell>
          <table:table-cell table:formula="of:=[.B209]-[.B20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83" calcext:value-type="float">
            <text:p>1283</text:p>
          </table:table-cell>
          <table:table-cell table:formula="of:=[.B210]-[.B20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9" calcext:value-type="float">
            <text:p>1289</text:p>
          </table:table-cell>
          <table:table-cell table:formula="of:=[.B211]-[.B2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91" calcext:value-type="float">
            <text:p>1291</text:p>
          </table:table-cell>
          <table:table-cell table:formula="of:=[.B212]-[.B2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97" calcext:value-type="float">
            <text:p>1297</text:p>
          </table:table-cell>
          <table:table-cell table:formula="of:=[.B213]-[.B2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01" calcext:value-type="float">
            <text:p>1301</text:p>
          </table:table-cell>
          <table:table-cell table:formula="of:=[.B214]-[.B2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3" calcext:value-type="float">
            <text:p>1303</text:p>
          </table:table-cell>
          <table:table-cell table:formula="of:=[.B215]-[.B2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07" calcext:value-type="float">
            <text:p>1307</text:p>
          </table:table-cell>
          <table:table-cell table:formula="of:=[.B216]-[.B2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19" calcext:value-type="float">
            <text:p>1319</text:p>
          </table:table-cell>
          <table:table-cell table:formula="of:=[.B217]-[.B2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21" calcext:value-type="float">
            <text:p>1321</text:p>
          </table:table-cell>
          <table:table-cell table:formula="of:=[.B218]-[.B2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27" calcext:value-type="float">
            <text:p>1327</text:p>
          </table:table-cell>
          <table:table-cell table:formula="of:=[.B219]-[.B2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61" calcext:value-type="float">
            <text:p>1361</text:p>
          </table:table-cell>
          <table:table-cell table:formula="of:=[.B220]-[.B21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67" calcext:value-type="float">
            <text:p>1367</text:p>
          </table:table-cell>
          <table:table-cell table:formula="of:=[.B221]-[.B2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73" calcext:value-type="float">
            <text:p>1373</text:p>
          </table:table-cell>
          <table:table-cell table:formula="of:=[.B222]-[.B2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81" calcext:value-type="float">
            <text:p>1381</text:p>
          </table:table-cell>
          <table:table-cell table:formula="of:=[.B223]-[.B2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99" calcext:value-type="float">
            <text:p>1399</text:p>
          </table:table-cell>
          <table:table-cell table:formula="of:=[.B224]-[.B22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09" calcext:value-type="float">
            <text:p>1409</text:p>
          </table:table-cell>
          <table:table-cell table:formula="of:=[.B225]-[.B2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23" calcext:value-type="float">
            <text:p>1423</text:p>
          </table:table-cell>
          <table:table-cell table:formula="of:=[.B226]-[.B2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27" calcext:value-type="float">
            <text:p>1427</text:p>
          </table:table-cell>
          <table:table-cell table:formula="of:=[.B227]-[.B2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29" calcext:value-type="float">
            <text:p>1429</text:p>
          </table:table-cell>
          <table:table-cell table:formula="of:=[.B228]-[.B2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33" calcext:value-type="float">
            <text:p>1433</text:p>
          </table:table-cell>
          <table:table-cell table:formula="of:=[.B229]-[.B2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9" calcext:value-type="float">
            <text:p>1439</text:p>
          </table:table-cell>
          <table:table-cell table:formula="of:=[.B230]-[.B2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7" calcext:value-type="float">
            <text:p>1447</text:p>
          </table:table-cell>
          <table:table-cell table:formula="of:=[.B231]-[.B23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1" calcext:value-type="float">
            <text:p>1451</text:p>
          </table:table-cell>
          <table:table-cell table:formula="of:=[.B232]-[.B2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3" calcext:value-type="float">
            <text:p>1453</text:p>
          </table:table-cell>
          <table:table-cell table:formula="of:=[.B233]-[.B2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9" calcext:value-type="float">
            <text:p>1459</text:p>
          </table:table-cell>
          <table:table-cell table:formula="of:=[.B234]-[.B2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71" calcext:value-type="float">
            <text:p>1471</text:p>
          </table:table-cell>
          <table:table-cell table:formula="of:=[.B235]-[.B23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81" calcext:value-type="float">
            <text:p>1481</text:p>
          </table:table-cell>
          <table:table-cell table:formula="of:=[.B236]-[.B2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83" calcext:value-type="float">
            <text:p>1483</text:p>
          </table:table-cell>
          <table:table-cell table:formula="of:=[.B237]-[.B2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87" calcext:value-type="float">
            <text:p>1487</text:p>
          </table:table-cell>
          <table:table-cell table:formula="of:=[.B238]-[.B2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89" calcext:value-type="float">
            <text:p>1489</text:p>
          </table:table-cell>
          <table:table-cell table:formula="of:=[.B239]-[.B2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93" calcext:value-type="float">
            <text:p>1493</text:p>
          </table:table-cell>
          <table:table-cell table:formula="of:=[.B240]-[.B2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99" calcext:value-type="float">
            <text:p>1499</text:p>
          </table:table-cell>
          <table:table-cell table:formula="of:=[.B241]-[.B2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11" calcext:value-type="float">
            <text:p>1511</text:p>
          </table:table-cell>
          <table:table-cell table:formula="of:=[.B242]-[.B24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23" calcext:value-type="float">
            <text:p>1523</text:p>
          </table:table-cell>
          <table:table-cell table:formula="of:=[.B243]-[.B24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31" calcext:value-type="float">
            <text:p>1531</text:p>
          </table:table-cell>
          <table:table-cell table:formula="of:=[.B244]-[.B2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43" calcext:value-type="float">
            <text:p>1543</text:p>
          </table:table-cell>
          <table:table-cell table:formula="of:=[.B245]-[.B2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49" calcext:value-type="float">
            <text:p>1549</text:p>
          </table:table-cell>
          <table:table-cell table:formula="of:=[.B246]-[.B2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53" calcext:value-type="float">
            <text:p>1553</text:p>
          </table:table-cell>
          <table:table-cell table:formula="of:=[.B247]-[.B2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59" calcext:value-type="float">
            <text:p>1559</text:p>
          </table:table-cell>
          <table:table-cell table:formula="of:=[.B248]-[.B24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67" calcext:value-type="float">
            <text:p>1567</text:p>
          </table:table-cell>
          <table:table-cell table:formula="of:=[.B249]-[.B24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71" calcext:value-type="float">
            <text:p>1571</text:p>
          </table:table-cell>
          <table:table-cell table:formula="of:=[.B250]-[.B2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79" calcext:value-type="float">
            <text:p>1579</text:p>
          </table:table-cell>
          <table:table-cell table:formula="of:=[.B251]-[.B2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83" calcext:value-type="float">
            <text:p>1583</text:p>
          </table:table-cell>
          <table:table-cell table:formula="of:=[.B252]-[.B2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97" calcext:value-type="float">
            <text:p>1597</text:p>
          </table:table-cell>
          <table:table-cell table:formula="of:=[.B253]-[.B2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01" calcext:value-type="float">
            <text:p>1601</text:p>
          </table:table-cell>
          <table:table-cell table:formula="of:=[.B254]-[.B2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07" calcext:value-type="float">
            <text:p>1607</text:p>
          </table:table-cell>
          <table:table-cell table:formula="of:=[.B255]-[.B2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09" calcext:value-type="float">
            <text:p>1609</text:p>
          </table:table-cell>
          <table:table-cell table:formula="of:=[.B256]-[.B2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13" calcext:value-type="float">
            <text:p>1613</text:p>
          </table:table-cell>
          <table:table-cell table:formula="of:=[.B257]-[.B2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19" calcext:value-type="float">
            <text:p>1619</text:p>
          </table:table-cell>
          <table:table-cell table:formula="of:=[.B258]-[.B2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21" calcext:value-type="float">
            <text:p>1621</text:p>
          </table:table-cell>
          <table:table-cell table:formula="of:=[.B259]-[.B2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27" calcext:value-type="float">
            <text:p>1627</text:p>
          </table:table-cell>
          <table:table-cell table:formula="of:=[.B260]-[.B2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37" calcext:value-type="float">
            <text:p>1637</text:p>
          </table:table-cell>
          <table:table-cell table:formula="of:=[.B261]-[.B2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57" calcext:value-type="float">
            <text:p>1657</text:p>
          </table:table-cell>
          <table:table-cell table:formula="of:=[.B262]-[.B26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63" calcext:value-type="float">
            <text:p>1663</text:p>
          </table:table-cell>
          <table:table-cell table:formula="of:=[.B263]-[.B2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67" calcext:value-type="float">
            <text:p>1667</text:p>
          </table:table-cell>
          <table:table-cell table:formula="of:=[.B264]-[.B26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69" calcext:value-type="float">
            <text:p>1669</text:p>
          </table:table-cell>
          <table:table-cell table:formula="of:=[.B265]-[.B26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93" calcext:value-type="float">
            <text:p>1693</text:p>
          </table:table-cell>
          <table:table-cell table:formula="of:=[.B266]-[.B26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97" calcext:value-type="float">
            <text:p>1697</text:p>
          </table:table-cell>
          <table:table-cell table:formula="of:=[.B267]-[.B2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99" calcext:value-type="float">
            <text:p>1699</text:p>
          </table:table-cell>
          <table:table-cell table:formula="of:=[.B268]-[.B2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09" calcext:value-type="float">
            <text:p>1709</text:p>
          </table:table-cell>
          <table:table-cell table:formula="of:=[.B269]-[.B2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21" calcext:value-type="float">
            <text:p>1721</text:p>
          </table:table-cell>
          <table:table-cell table:formula="of:=[.B270]-[.B26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23" calcext:value-type="float">
            <text:p>1723</text:p>
          </table:table-cell>
          <table:table-cell table:formula="of:=[.B271]-[.B2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33" calcext:value-type="float">
            <text:p>1733</text:p>
          </table:table-cell>
          <table:table-cell table:formula="of:=[.B272]-[.B27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741" calcext:value-type="float">
            <text:p>1741</text:p>
          </table:table-cell>
          <table:table-cell table:formula="of:=[.B273]-[.B27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47" calcext:value-type="float">
            <text:p>1747</text:p>
          </table:table-cell>
          <table:table-cell table:formula="of:=[.B274]-[.B27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53" calcext:value-type="float">
            <text:p>1753</text:p>
          </table:table-cell>
          <table:table-cell table:formula="of:=[.B275]-[.B27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59" calcext:value-type="float">
            <text:p>1759</text:p>
          </table:table-cell>
          <table:table-cell table:formula="of:=[.B276]-[.B2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77" calcext:value-type="float">
            <text:p>1777</text:p>
          </table:table-cell>
          <table:table-cell table:formula="of:=[.B277]-[.B27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83" calcext:value-type="float">
            <text:p>1783</text:p>
          </table:table-cell>
          <table:table-cell table:formula="of:=[.B278]-[.B27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87" calcext:value-type="float">
            <text:p>1787</text:p>
          </table:table-cell>
          <table:table-cell table:formula="of:=[.B279]-[.B2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89" calcext:value-type="float">
            <text:p>1789</text:p>
          </table:table-cell>
          <table:table-cell table:formula="of:=[.B280]-[.B2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01" calcext:value-type="float">
            <text:p>1801</text:p>
          </table:table-cell>
          <table:table-cell table:formula="of:=[.B281]-[.B2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11" calcext:value-type="float">
            <text:p>1811</text:p>
          </table:table-cell>
          <table:table-cell table:formula="of:=[.B282]-[.B28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23" calcext:value-type="float">
            <text:p>1823</text:p>
          </table:table-cell>
          <table:table-cell table:formula="of:=[.B283]-[.B2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31" calcext:value-type="float">
            <text:p>1831</text:p>
          </table:table-cell>
          <table:table-cell table:formula="of:=[.B284]-[.B28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47" calcext:value-type="float">
            <text:p>1847</text:p>
          </table:table-cell>
          <table:table-cell table:formula="of:=[.B285]-[.B28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61" calcext:value-type="float">
            <text:p>1861</text:p>
          </table:table-cell>
          <table:table-cell table:formula="of:=[.B286]-[.B28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67" calcext:value-type="float">
            <text:p>1867</text:p>
          </table:table-cell>
          <table:table-cell table:formula="of:=[.B287]-[.B28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71" calcext:value-type="float">
            <text:p>1871</text:p>
          </table:table-cell>
          <table:table-cell table:formula="of:=[.B288]-[.B2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73" calcext:value-type="float">
            <text:p>1873</text:p>
          </table:table-cell>
          <table:table-cell table:formula="of:=[.B289]-[.B2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77" calcext:value-type="float">
            <text:p>1877</text:p>
          </table:table-cell>
          <table:table-cell table:formula="of:=[.B290]-[.B2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79" calcext:value-type="float">
            <text:p>1879</text:p>
          </table:table-cell>
          <table:table-cell table:formula="of:=[.B291]-[.B2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89" calcext:value-type="float">
            <text:p>1889</text:p>
          </table:table-cell>
          <table:table-cell table:formula="of:=[.B292]-[.B2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01" calcext:value-type="float">
            <text:p>1901</text:p>
          </table:table-cell>
          <table:table-cell table:formula="of:=[.B293]-[.B2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07" calcext:value-type="float">
            <text:p>1907</text:p>
          </table:table-cell>
          <table:table-cell table:formula="of:=[.B294]-[.B29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13" calcext:value-type="float">
            <text:p>1913</text:p>
          </table:table-cell>
          <table:table-cell table:formula="of:=[.B295]-[.B29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31" calcext:value-type="float">
            <text:p>1931</text:p>
          </table:table-cell>
          <table:table-cell table:formula="of:=[.B296]-[.B29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33" calcext:value-type="float">
            <text:p>1933</text:p>
          </table:table-cell>
          <table:table-cell table:formula="of:=[.B297]-[.B2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49" calcext:value-type="float">
            <text:p>1949</text:p>
          </table:table-cell>
          <table:table-cell table:formula="of:=[.B298]-[.B29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51" calcext:value-type="float">
            <text:p>1951</text:p>
          </table:table-cell>
          <table:table-cell table:formula="of:=[.B299]-[.B2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73" calcext:value-type="float">
            <text:p>1973</text:p>
          </table:table-cell>
          <table:table-cell table:formula="of:=[.B300]-[.B29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79" calcext:value-type="float">
            <text:p>1979</text:p>
          </table:table-cell>
          <table:table-cell table:formula="of:=[.B301]-[.B3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87" calcext:value-type="float">
            <text:p>1987</text:p>
          </table:table-cell>
          <table:table-cell table:formula="of:=[.B302]-[.B30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93" calcext:value-type="float">
            <text:p>1993</text:p>
          </table:table-cell>
          <table:table-cell table:formula="of:=[.B303]-[.B3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97" calcext:value-type="float">
            <text:p>1997</text:p>
          </table:table-cell>
          <table:table-cell table:formula="of:=[.B304]-[.B3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99" calcext:value-type="float">
            <text:p>1999</text:p>
          </table:table-cell>
          <table:table-cell table:formula="of:=[.B305]-[.B3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3" calcext:value-type="float">
            <text:p>2003</text:p>
          </table:table-cell>
          <table:table-cell table:formula="of:=[.B306]-[.B30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1" calcext:value-type="float">
            <text:p>2011</text:p>
          </table:table-cell>
          <table:table-cell table:formula="of:=[.B307]-[.B30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7" calcext:value-type="float">
            <text:p>2017</text:p>
          </table:table-cell>
          <table:table-cell table:formula="of:=[.B308]-[.B3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27" calcext:value-type="float">
            <text:p>2027</text:p>
          </table:table-cell>
          <table:table-cell table:formula="of:=[.B309]-[.B30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29" calcext:value-type="float">
            <text:p>2029</text:p>
          </table:table-cell>
          <table:table-cell table:formula="of:=[.B310]-[.B30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39" calcext:value-type="float">
            <text:p>2039</text:p>
          </table:table-cell>
          <table:table-cell table:formula="of:=[.B311]-[.B3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53" calcext:value-type="float">
            <text:p>2053</text:p>
          </table:table-cell>
          <table:table-cell table:formula="of:=[.B312]-[.B31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63" calcext:value-type="float">
            <text:p>2063</text:p>
          </table:table-cell>
          <table:table-cell table:formula="of:=[.B313]-[.B31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69" calcext:value-type="float">
            <text:p>2069</text:p>
          </table:table-cell>
          <table:table-cell table:formula="of:=[.B314]-[.B31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81" calcext:value-type="float">
            <text:p>2081</text:p>
          </table:table-cell>
          <table:table-cell table:formula="of:=[.B315]-[.B31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83" calcext:value-type="float">
            <text:p>2083</text:p>
          </table:table-cell>
          <table:table-cell table:formula="of:=[.B316]-[.B3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87" calcext:value-type="float">
            <text:p>2087</text:p>
          </table:table-cell>
          <table:table-cell table:formula="of:=[.B317]-[.B3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89" calcext:value-type="float">
            <text:p>2089</text:p>
          </table:table-cell>
          <table:table-cell table:formula="of:=[.B318]-[.B3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99" calcext:value-type="float">
            <text:p>2099</text:p>
          </table:table-cell>
          <table:table-cell table:formula="of:=[.B319]-[.B3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11" calcext:value-type="float">
            <text:p>2111</text:p>
          </table:table-cell>
          <table:table-cell table:formula="of:=[.B320]-[.B31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13" calcext:value-type="float">
            <text:p>2113</text:p>
          </table:table-cell>
          <table:table-cell table:formula="of:=[.B321]-[.B3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129" calcext:value-type="float">
            <text:p>2129</text:p>
          </table:table-cell>
          <table:table-cell table:formula="of:=[.B322]-[.B32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31" calcext:value-type="float">
            <text:p>2131</text:p>
          </table:table-cell>
          <table:table-cell table:formula="of:=[.B323]-[.B3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37" calcext:value-type="float">
            <text:p>2137</text:p>
          </table:table-cell>
          <table:table-cell table:formula="of:=[.B324]-[.B3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41" calcext:value-type="float">
            <text:p>2141</text:p>
          </table:table-cell>
          <table:table-cell table:formula="of:=[.B325]-[.B3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43" calcext:value-type="float">
            <text:p>2143</text:p>
          </table:table-cell>
          <table:table-cell table:formula="of:=[.B326]-[.B3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53" calcext:value-type="float">
            <text:p>2153</text:p>
          </table:table-cell>
          <table:table-cell table:formula="of:=[.B327]-[.B3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61" calcext:value-type="float">
            <text:p>2161</text:p>
          </table:table-cell>
          <table:table-cell table:formula="of:=[.B328]-[.B32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79" calcext:value-type="float">
            <text:p>2179</text:p>
          </table:table-cell>
          <table:table-cell table:formula="of:=[.B329]-[.B3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03" calcext:value-type="float">
            <text:p>2203</text:p>
          </table:table-cell>
          <table:table-cell table:formula="of:=[.B330]-[.B32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07" calcext:value-type="float">
            <text:p>2207</text:p>
          </table:table-cell>
          <table:table-cell table:formula="of:=[.B331]-[.B3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13" calcext:value-type="float">
            <text:p>2213</text:p>
          </table:table-cell>
          <table:table-cell table:formula="of:=[.B332]-[.B3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21" calcext:value-type="float">
            <text:p>2221</text:p>
          </table:table-cell>
          <table:table-cell table:formula="of:=[.B333]-[.B3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37" calcext:value-type="float">
            <text:p>2237</text:p>
          </table:table-cell>
          <table:table-cell table:formula="of:=[.B334]-[.B33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39" calcext:value-type="float">
            <text:p>2239</text:p>
          </table:table-cell>
          <table:table-cell table:formula="of:=[.B335]-[.B33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43" calcext:value-type="float">
            <text:p>2243</text:p>
          </table:table-cell>
          <table:table-cell table:formula="of:=[.B336]-[.B3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51" calcext:value-type="float">
            <text:p>2251</text:p>
          </table:table-cell>
          <table:table-cell table:formula="of:=[.B337]-[.B3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67" calcext:value-type="float">
            <text:p>2267</text:p>
          </table:table-cell>
          <table:table-cell table:formula="of:=[.B338]-[.B33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69" calcext:value-type="float">
            <text:p>2269</text:p>
          </table:table-cell>
          <table:table-cell table:formula="of:=[.B339]-[.B3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73" calcext:value-type="float">
            <text:p>2273</text:p>
          </table:table-cell>
          <table:table-cell table:formula="of:=[.B340]-[.B3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81" calcext:value-type="float">
            <text:p>2281</text:p>
          </table:table-cell>
          <table:table-cell table:formula="of:=[.B341]-[.B3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87" calcext:value-type="float">
            <text:p>2287</text:p>
          </table:table-cell>
          <table:table-cell table:formula="of:=[.B342]-[.B34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93" calcext:value-type="float">
            <text:p>2293</text:p>
          </table:table-cell>
          <table:table-cell table:formula="of:=[.B343]-[.B3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97" calcext:value-type="float">
            <text:p>2297</text:p>
          </table:table-cell>
          <table:table-cell table:formula="of:=[.B344]-[.B34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309" calcext:value-type="float">
            <text:p>2309</text:p>
          </table:table-cell>
          <table:table-cell table:formula="of:=[.B345]-[.B3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11" calcext:value-type="float">
            <text:p>2311</text:p>
          </table:table-cell>
          <table:table-cell table:formula="of:=[.B346]-[.B3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33" calcext:value-type="float">
            <text:p>2333</text:p>
          </table:table-cell>
          <table:table-cell table:formula="of:=[.B347]-[.B34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339" calcext:value-type="float">
            <text:p>2339</text:p>
          </table:table-cell>
          <table:table-cell table:formula="of:=[.B348]-[.B34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341" calcext:value-type="float">
            <text:p>2341</text:p>
          </table:table-cell>
          <table:table-cell table:formula="of:=[.B349]-[.B3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347" calcext:value-type="float">
            <text:p>2347</text:p>
          </table:table-cell>
          <table:table-cell table:formula="of:=[.B350]-[.B3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51" calcext:value-type="float">
            <text:p>2351</text:p>
          </table:table-cell>
          <table:table-cell table:formula="of:=[.B351]-[.B3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57" calcext:value-type="float">
            <text:p>2357</text:p>
          </table:table-cell>
          <table:table-cell table:formula="of:=[.B352]-[.B3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371" calcext:value-type="float">
            <text:p>2371</text:p>
          </table:table-cell>
          <table:table-cell table:formula="of:=[.B353]-[.B3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377" calcext:value-type="float">
            <text:p>2377</text:p>
          </table:table-cell>
          <table:table-cell table:formula="of:=[.B354]-[.B35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81" calcext:value-type="float">
            <text:p>2381</text:p>
          </table:table-cell>
          <table:table-cell table:formula="of:=[.B355]-[.B3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83" calcext:value-type="float">
            <text:p>2383</text:p>
          </table:table-cell>
          <table:table-cell table:formula="of:=[.B356]-[.B3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389" calcext:value-type="float">
            <text:p>2389</text:p>
          </table:table-cell>
          <table:table-cell table:formula="of:=[.B357]-[.B35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93" calcext:value-type="float">
            <text:p>2393</text:p>
          </table:table-cell>
          <table:table-cell table:formula="of:=[.B358]-[.B3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99" calcext:value-type="float">
            <text:p>2399</text:p>
          </table:table-cell>
          <table:table-cell table:formula="of:=[.B359]-[.B3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1" calcext:value-type="float">
            <text:p>2411</text:p>
          </table:table-cell>
          <table:table-cell table:formula="of:=[.B360]-[.B35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17" calcext:value-type="float">
            <text:p>2417</text:p>
          </table:table-cell>
          <table:table-cell table:formula="of:=[.B361]-[.B36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23" calcext:value-type="float">
            <text:p>2423</text:p>
          </table:table-cell>
          <table:table-cell table:formula="of:=[.B362]-[.B3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37" calcext:value-type="float">
            <text:p>2437</text:p>
          </table:table-cell>
          <table:table-cell table:formula="of:=[.B363]-[.B36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41" calcext:value-type="float">
            <text:p>2441</text:p>
          </table:table-cell>
          <table:table-cell table:formula="of:=[.B364]-[.B36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47" calcext:value-type="float">
            <text:p>2447</text:p>
          </table:table-cell>
          <table:table-cell table:formula="of:=[.B365]-[.B3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59" calcext:value-type="float">
            <text:p>2459</text:p>
          </table:table-cell>
          <table:table-cell table:formula="of:=[.B366]-[.B36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67" calcext:value-type="float">
            <text:p>2467</text:p>
          </table:table-cell>
          <table:table-cell table:formula="of:=[.B367]-[.B36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73" calcext:value-type="float">
            <text:p>2473</text:p>
          </table:table-cell>
          <table:table-cell table:formula="of:=[.B368]-[.B36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77" calcext:value-type="float">
            <text:p>2477</text:p>
          </table:table-cell>
          <table:table-cell table:formula="of:=[.B369]-[.B3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03" calcext:value-type="float">
            <text:p>2503</text:p>
          </table:table-cell>
          <table:table-cell table:formula="of:=[.B370]-[.B36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21" calcext:value-type="float">
            <text:p>2521</text:p>
          </table:table-cell>
          <table:table-cell table:formula="of:=[.B371]-[.B37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31" calcext:value-type="float">
            <text:p>2531</text:p>
          </table:table-cell>
          <table:table-cell table:formula="of:=[.B372]-[.B37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39" calcext:value-type="float">
            <text:p>2539</text:p>
          </table:table-cell>
          <table:table-cell table:formula="of:=[.B373]-[.B37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43" calcext:value-type="float">
            <text:p>2543</text:p>
          </table:table-cell>
          <table:table-cell table:formula="of:=[.B374]-[.B3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49" calcext:value-type="float">
            <text:p>2549</text:p>
          </table:table-cell>
          <table:table-cell table:formula="of:=[.B375]-[.B37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51" calcext:value-type="float">
            <text:p>2551</text:p>
          </table:table-cell>
          <table:table-cell table:formula="of:=[.B376]-[.B3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57" calcext:value-type="float">
            <text:p>2557</text:p>
          </table:table-cell>
          <table:table-cell table:formula="of:=[.B377]-[.B3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79" calcext:value-type="float">
            <text:p>2579</text:p>
          </table:table-cell>
          <table:table-cell table:formula="of:=[.B378]-[.B37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91" calcext:value-type="float">
            <text:p>2591</text:p>
          </table:table-cell>
          <table:table-cell table:formula="of:=[.B379]-[.B37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93" calcext:value-type="float">
            <text:p>2593</text:p>
          </table:table-cell>
          <table:table-cell table:formula="of:=[.B380]-[.B3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09" calcext:value-type="float">
            <text:p>2609</text:p>
          </table:table-cell>
          <table:table-cell table:formula="of:=[.B381]-[.B38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17" calcext:value-type="float">
            <text:p>2617</text:p>
          </table:table-cell>
          <table:table-cell table:formula="of:=[.B382]-[.B38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621" calcext:value-type="float">
            <text:p>2621</text:p>
          </table:table-cell>
          <table:table-cell table:formula="of:=[.B383]-[.B3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33" calcext:value-type="float">
            <text:p>2633</text:p>
          </table:table-cell>
          <table:table-cell table:formula="of:=[.B384]-[.B38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647" calcext:value-type="float">
            <text:p>2647</text:p>
          </table:table-cell>
          <table:table-cell table:formula="of:=[.B385]-[.B3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57" calcext:value-type="float">
            <text:p>2657</text:p>
          </table:table-cell>
          <table:table-cell table:formula="of:=[.B386]-[.B38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659" calcext:value-type="float">
            <text:p>2659</text:p>
          </table:table-cell>
          <table:table-cell table:formula="of:=[.B387]-[.B3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63" calcext:value-type="float">
            <text:p>2663</text:p>
          </table:table-cell>
          <table:table-cell table:formula="of:=[.B388]-[.B3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71" calcext:value-type="float">
            <text:p>2671</text:p>
          </table:table-cell>
          <table:table-cell table:formula="of:=[.B389]-[.B38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77" calcext:value-type="float">
            <text:p>2677</text:p>
          </table:table-cell>
          <table:table-cell table:formula="of:=[.B390]-[.B38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83" calcext:value-type="float">
            <text:p>2683</text:p>
          </table:table-cell>
          <table:table-cell table:formula="of:=[.B391]-[.B3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87" calcext:value-type="float">
            <text:p>2687</text:p>
          </table:table-cell>
          <table:table-cell table:formula="of:=[.B392]-[.B39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89" calcext:value-type="float">
            <text:p>2689</text:p>
          </table:table-cell>
          <table:table-cell table:formula="of:=[.B393]-[.B3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93" calcext:value-type="float">
            <text:p>2693</text:p>
          </table:table-cell>
          <table:table-cell table:formula="of:=[.B394]-[.B39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699" calcext:value-type="float">
            <text:p>2699</text:p>
          </table:table-cell>
          <table:table-cell table:formula="of:=[.B395]-[.B39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707" calcext:value-type="float">
            <text:p>2707</text:p>
          </table:table-cell>
          <table:table-cell table:formula="of:=[.B396]-[.B39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11" calcext:value-type="float">
            <text:p>2711</text:p>
          </table:table-cell>
          <table:table-cell table:formula="of:=[.B397]-[.B3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13" calcext:value-type="float">
            <text:p>2713</text:p>
          </table:table-cell>
          <table:table-cell table:formula="of:=[.B398]-[.B3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719" calcext:value-type="float">
            <text:p>2719</text:p>
          </table:table-cell>
          <table:table-cell table:formula="of:=[.B399]-[.B3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29" calcext:value-type="float">
            <text:p>2729</text:p>
          </table:table-cell>
          <table:table-cell table:formula="of:=[.B400]-[.B39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31" calcext:value-type="float">
            <text:p>2731</text:p>
          </table:table-cell>
          <table:table-cell table:formula="of:=[.B401]-[.B4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741" calcext:value-type="float">
            <text:p>2741</text:p>
          </table:table-cell>
          <table:table-cell table:formula="of:=[.B402]-[.B40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749" calcext:value-type="float">
            <text:p>2749</text:p>
          </table:table-cell>
          <table:table-cell table:formula="of:=[.B403]-[.B4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53" calcext:value-type="float">
            <text:p>2753</text:p>
          </table:table-cell>
          <table:table-cell table:formula="of:=[.B404]-[.B4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767" calcext:value-type="float">
            <text:p>2767</text:p>
          </table:table-cell>
          <table:table-cell table:formula="of:=[.B405]-[.B4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77" calcext:value-type="float">
            <text:p>2777</text:p>
          </table:table-cell>
          <table:table-cell table:formula="of:=[.B406]-[.B40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89" calcext:value-type="float">
            <text:p>2789</text:p>
          </table:table-cell>
          <table:table-cell table:formula="of:=[.B407]-[.B40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91" calcext:value-type="float">
            <text:p>2791</text:p>
          </table:table-cell>
          <table:table-cell table:formula="of:=[.B408]-[.B4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97" calcext:value-type="float">
            <text:p>2797</text:p>
          </table:table-cell>
          <table:table-cell table:formula="of:=[.B409]-[.B4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01" calcext:value-type="float">
            <text:p>2801</text:p>
          </table:table-cell>
          <table:table-cell table:formula="of:=[.B410]-[.B40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803" calcext:value-type="float">
            <text:p>2803</text:p>
          </table:table-cell>
          <table:table-cell table:formula="of:=[.B411]-[.B4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19" calcext:value-type="float">
            <text:p>2819</text:p>
          </table:table-cell>
          <table:table-cell table:formula="of:=[.B412]-[.B41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833" calcext:value-type="float">
            <text:p>2833</text:p>
          </table:table-cell>
          <table:table-cell table:formula="of:=[.B413]-[.B4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837" calcext:value-type="float">
            <text:p>2837</text:p>
          </table:table-cell>
          <table:table-cell table:formula="of:=[.B414]-[.B4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843" calcext:value-type="float">
            <text:p>2843</text:p>
          </table:table-cell>
          <table:table-cell table:formula="of:=[.B415]-[.B4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851" calcext:value-type="float">
            <text:p>2851</text:p>
          </table:table-cell>
          <table:table-cell table:formula="of:=[.B416]-[.B4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57" calcext:value-type="float">
            <text:p>2857</text:p>
          </table:table-cell>
          <table:table-cell table:formula="of:=[.B417]-[.B4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61" calcext:value-type="float">
            <text:p>2861</text:p>
          </table:table-cell>
          <table:table-cell table:formula="of:=[.B418]-[.B4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879" calcext:value-type="float">
            <text:p>2879</text:p>
          </table:table-cell>
          <table:table-cell table:formula="of:=[.B419]-[.B41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887" calcext:value-type="float">
            <text:p>2887</text:p>
          </table:table-cell>
          <table:table-cell table:formula="of:=[.B420]-[.B4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897" calcext:value-type="float">
            <text:p>2897</text:p>
          </table:table-cell>
          <table:table-cell table:formula="of:=[.B421]-[.B4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903" calcext:value-type="float">
            <text:p>2903</text:p>
          </table:table-cell>
          <table:table-cell table:formula="of:=[.B422]-[.B4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909" calcext:value-type="float">
            <text:p>2909</text:p>
          </table:table-cell>
          <table:table-cell table:formula="of:=[.B423]-[.B4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917" calcext:value-type="float">
            <text:p>2917</text:p>
          </table:table-cell>
          <table:table-cell table:formula="of:=[.B424]-[.B42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927" calcext:value-type="float">
            <text:p>2927</text:p>
          </table:table-cell>
          <table:table-cell table:formula="of:=[.B425]-[.B4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939" calcext:value-type="float">
            <text:p>2939</text:p>
          </table:table-cell>
          <table:table-cell table:formula="of:=[.B426]-[.B4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953" calcext:value-type="float">
            <text:p>2953</text:p>
          </table:table-cell>
          <table:table-cell table:formula="of:=[.B427]-[.B4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957" calcext:value-type="float">
            <text:p>2957</text:p>
          </table:table-cell>
          <table:table-cell table:formula="of:=[.B428]-[.B4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963" calcext:value-type="float">
            <text:p>2963</text:p>
          </table:table-cell>
          <table:table-cell table:formula="of:=[.B429]-[.B42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69" calcext:value-type="float">
            <text:p>2969</text:p>
          </table:table-cell>
          <table:table-cell table:formula="of:=[.B430]-[.B4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971" calcext:value-type="float">
            <text:p>2971</text:p>
          </table:table-cell>
          <table:table-cell table:formula="of:=[.B431]-[.B4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99" calcext:value-type="float">
            <text:p>2999</text:p>
          </table:table-cell>
          <table:table-cell table:formula="of:=[.B432]-[.B43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01" calcext:value-type="float">
            <text:p>3001</text:p>
          </table:table-cell>
          <table:table-cell table:formula="of:=[.B433]-[.B4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11" calcext:value-type="float">
            <text:p>3011</text:p>
          </table:table-cell>
          <table:table-cell table:formula="of:=[.B434]-[.B43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19" calcext:value-type="float">
            <text:p>3019</text:p>
          </table:table-cell>
          <table:table-cell table:formula="of:=[.B435]-[.B4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23" calcext:value-type="float">
            <text:p>3023</text:p>
          </table:table-cell>
          <table:table-cell table:formula="of:=[.B436]-[.B4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037" calcext:value-type="float">
            <text:p>3037</text:p>
          </table:table-cell>
          <table:table-cell table:formula="of:=[.B437]-[.B43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041" calcext:value-type="float">
            <text:p>3041</text:p>
          </table:table-cell>
          <table:table-cell table:formula="of:=[.B438]-[.B4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49" calcext:value-type="float">
            <text:p>3049</text:p>
          </table:table-cell>
          <table:table-cell table:formula="of:=[.B439]-[.B43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61" calcext:value-type="float">
            <text:p>3061</text:p>
          </table:table-cell>
          <table:table-cell table:formula="of:=[.B440]-[.B43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67" calcext:value-type="float">
            <text:p>3067</text:p>
          </table:table-cell>
          <table:table-cell table:formula="of:=[.B441]-[.B4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79" calcext:value-type="float">
            <text:p>3079</text:p>
          </table:table-cell>
          <table:table-cell table:formula="of:=[.B442]-[.B44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83" calcext:value-type="float">
            <text:p>3083</text:p>
          </table:table-cell>
          <table:table-cell table:formula="of:=[.B443]-[.B4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89" calcext:value-type="float">
            <text:p>3089</text:p>
          </table:table-cell>
          <table:table-cell table:formula="of:=[.B444]-[.B4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109" calcext:value-type="float">
            <text:p>3109</text:p>
          </table:table-cell>
          <table:table-cell table:formula="of:=[.B445]-[.B44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119" calcext:value-type="float">
            <text:p>3119</text:p>
          </table:table-cell>
          <table:table-cell table:formula="of:=[.B446]-[.B44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121" calcext:value-type="float">
            <text:p>3121</text:p>
          </table:table-cell>
          <table:table-cell table:formula="of:=[.B447]-[.B4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137" calcext:value-type="float">
            <text:p>3137</text:p>
          </table:table-cell>
          <table:table-cell table:formula="of:=[.B448]-[.B44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163" calcext:value-type="float">
            <text:p>3163</text:p>
          </table:table-cell>
          <table:table-cell table:formula="of:=[.B449]-[.B44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167" calcext:value-type="float">
            <text:p>3167</text:p>
          </table:table-cell>
          <table:table-cell table:formula="of:=[.B450]-[.B4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169" calcext:value-type="float">
            <text:p>3169</text:p>
          </table:table-cell>
          <table:table-cell table:formula="of:=[.B451]-[.B4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181" calcext:value-type="float">
            <text:p>3181</text:p>
          </table:table-cell>
          <table:table-cell table:formula="of:=[.B452]-[.B45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87" calcext:value-type="float">
            <text:p>3187</text:p>
          </table:table-cell>
          <table:table-cell table:formula="of:=[.B453]-[.B4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191" calcext:value-type="float">
            <text:p>3191</text:p>
          </table:table-cell>
          <table:table-cell table:formula="of:=[.B454]-[.B4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203" calcext:value-type="float">
            <text:p>3203</text:p>
          </table:table-cell>
          <table:table-cell table:formula="of:=[.B455]-[.B45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209" calcext:value-type="float">
            <text:p>3209</text:p>
          </table:table-cell>
          <table:table-cell table:formula="of:=[.B456]-[.B45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217" calcext:value-type="float">
            <text:p>3217</text:p>
          </table:table-cell>
          <table:table-cell table:formula="of:=[.B457]-[.B4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21" calcext:value-type="float">
            <text:p>3221</text:p>
          </table:table-cell>
          <table:table-cell table:formula="of:=[.B458]-[.B4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229" calcext:value-type="float">
            <text:p>3229</text:p>
          </table:table-cell>
          <table:table-cell table:formula="of:=[.B459]-[.B4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251" calcext:value-type="float">
            <text:p>3251</text:p>
          </table:table-cell>
          <table:table-cell table:formula="of:=[.B460]-[.B45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53" calcext:value-type="float">
            <text:p>3253</text:p>
          </table:table-cell>
          <table:table-cell table:formula="of:=[.B461]-[.B4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257" calcext:value-type="float">
            <text:p>3257</text:p>
          </table:table-cell>
          <table:table-cell table:formula="of:=[.B462]-[.B4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259" calcext:value-type="float">
            <text:p>3259</text:p>
          </table:table-cell>
          <table:table-cell table:formula="of:=[.B463]-[.B4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271" calcext:value-type="float">
            <text:p>3271</text:p>
          </table:table-cell>
          <table:table-cell table:formula="of:=[.B464]-[.B46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299" calcext:value-type="float">
            <text:p>3299</text:p>
          </table:table-cell>
          <table:table-cell table:formula="of:=[.B465]-[.B46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301" calcext:value-type="float">
            <text:p>3301</text:p>
          </table:table-cell>
          <table:table-cell table:formula="of:=[.B466]-[.B4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307" calcext:value-type="float">
            <text:p>3307</text:p>
          </table:table-cell>
          <table:table-cell table:formula="of:=[.B467]-[.B4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313" calcext:value-type="float">
            <text:p>3313</text:p>
          </table:table-cell>
          <table:table-cell table:formula="of:=[.B468]-[.B46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319" calcext:value-type="float">
            <text:p>3319</text:p>
          </table:table-cell>
          <table:table-cell table:formula="of:=[.B469]-[.B46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323" calcext:value-type="float">
            <text:p>3323</text:p>
          </table:table-cell>
          <table:table-cell table:formula="of:=[.B470]-[.B4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29" calcext:value-type="float">
            <text:p>3329</text:p>
          </table:table-cell>
          <table:table-cell table:formula="of:=[.B471]-[.B47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331" calcext:value-type="float">
            <text:p>3331</text:p>
          </table:table-cell>
          <table:table-cell table:formula="of:=[.B472]-[.B4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343" calcext:value-type="float">
            <text:p>3343</text:p>
          </table:table-cell>
          <table:table-cell table:formula="of:=[.B473]-[.B47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347" calcext:value-type="float">
            <text:p>3347</text:p>
          </table:table-cell>
          <table:table-cell table:formula="of:=[.B474]-[.B4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359" calcext:value-type="float">
            <text:p>3359</text:p>
          </table:table-cell>
          <table:table-cell table:formula="of:=[.B475]-[.B4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361" calcext:value-type="float">
            <text:p>3361</text:p>
          </table:table-cell>
          <table:table-cell table:formula="of:=[.B476]-[.B4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371" calcext:value-type="float">
            <text:p>3371</text:p>
          </table:table-cell>
          <table:table-cell table:formula="of:=[.B477]-[.B4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373" calcext:value-type="float">
            <text:p>3373</text:p>
          </table:table-cell>
          <table:table-cell table:formula="of:=[.B478]-[.B4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389" calcext:value-type="float">
            <text:p>3389</text:p>
          </table:table-cell>
          <table:table-cell table:formula="of:=[.B479]-[.B47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391" calcext:value-type="float">
            <text:p>3391</text:p>
          </table:table-cell>
          <table:table-cell table:formula="of:=[.B480]-[.B4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407" calcext:value-type="float">
            <text:p>3407</text:p>
          </table:table-cell>
          <table:table-cell table:formula="of:=[.B481]-[.B48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413" calcext:value-type="float">
            <text:p>3413</text:p>
          </table:table-cell>
          <table:table-cell table:formula="of:=[.B482]-[.B48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433" calcext:value-type="float">
            <text:p>3433</text:p>
          </table:table-cell>
          <table:table-cell table:formula="of:=[.B483]-[.B48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449" calcext:value-type="float">
            <text:p>3449</text:p>
          </table:table-cell>
          <table:table-cell table:formula="of:=[.B484]-[.B48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57" calcext:value-type="float">
            <text:p>3457</text:p>
          </table:table-cell>
          <table:table-cell table:formula="of:=[.B485]-[.B48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461" calcext:value-type="float">
            <text:p>3461</text:p>
          </table:table-cell>
          <table:table-cell table:formula="of:=[.B486]-[.B4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463" calcext:value-type="float">
            <text:p>3463</text:p>
          </table:table-cell>
          <table:table-cell table:formula="of:=[.B487]-[.B4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467" calcext:value-type="float">
            <text:p>3467</text:p>
          </table:table-cell>
          <table:table-cell table:formula="of:=[.B488]-[.B48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469" calcext:value-type="float">
            <text:p>3469</text:p>
          </table:table-cell>
          <table:table-cell table:formula="of:=[.B489]-[.B4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491" calcext:value-type="float">
            <text:p>3491</text:p>
          </table:table-cell>
          <table:table-cell table:formula="of:=[.B490]-[.B48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99" calcext:value-type="float">
            <text:p>3499</text:p>
          </table:table-cell>
          <table:table-cell table:formula="of:=[.B491]-[.B49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11" calcext:value-type="float">
            <text:p>3511</text:p>
          </table:table-cell>
          <table:table-cell table:formula="of:=[.B492]-[.B49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517" calcext:value-type="float">
            <text:p>3517</text:p>
          </table:table-cell>
          <table:table-cell table:formula="of:=[.B493]-[.B4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527" calcext:value-type="float">
            <text:p>3527</text:p>
          </table:table-cell>
          <table:table-cell table:formula="of:=[.B494]-[.B49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529" calcext:value-type="float">
            <text:p>3529</text:p>
          </table:table-cell>
          <table:table-cell table:formula="of:=[.B495]-[.B4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533" calcext:value-type="float">
            <text:p>3533</text:p>
          </table:table-cell>
          <table:table-cell table:formula="of:=[.B496]-[.B49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539" calcext:value-type="float">
            <text:p>3539</text:p>
          </table:table-cell>
          <table:table-cell table:formula="of:=[.B497]-[.B4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41" calcext:value-type="float">
            <text:p>3541</text:p>
          </table:table-cell>
          <table:table-cell table:formula="of:=[.B498]-[.B4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547" calcext:value-type="float">
            <text:p>3547</text:p>
          </table:table-cell>
          <table:table-cell table:formula="of:=[.B499]-[.B4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557" calcext:value-type="float">
            <text:p>3557</text:p>
          </table:table-cell>
          <table:table-cell table:formula="of:=[.B500]-[.B49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59" calcext:value-type="float">
            <text:p>3559</text:p>
          </table:table-cell>
          <table:table-cell table:formula="of:=[.B501]-[.B5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571" calcext:value-type="float">
            <text:p>3571</text:p>
          </table:table-cell>
          <table:table-cell table:formula="of:=[.B502]-[.B5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81" calcext:value-type="float">
            <text:p>3581</text:p>
          </table:table-cell>
          <table:table-cell table:formula="of:=[.B503]-[.B50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583" calcext:value-type="float">
            <text:p>3583</text:p>
          </table:table-cell>
          <table:table-cell table:formula="of:=[.B504]-[.B5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593" calcext:value-type="float">
            <text:p>3593</text:p>
          </table:table-cell>
          <table:table-cell table:formula="of:=[.B505]-[.B5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607" calcext:value-type="float">
            <text:p>3607</text:p>
          </table:table-cell>
          <table:table-cell table:formula="of:=[.B506]-[.B50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613" calcext:value-type="float">
            <text:p>3613</text:p>
          </table:table-cell>
          <table:table-cell table:formula="of:=[.B507]-[.B5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617" calcext:value-type="float">
            <text:p>3617</text:p>
          </table:table-cell>
          <table:table-cell table:formula="of:=[.B508]-[.B50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623" calcext:value-type="float">
            <text:p>3623</text:p>
          </table:table-cell>
          <table:table-cell table:formula="of:=[.B509]-[.B5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631" calcext:value-type="float">
            <text:p>3631</text:p>
          </table:table-cell>
          <table:table-cell table:formula="of:=[.B510]-[.B5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637" calcext:value-type="float">
            <text:p>3637</text:p>
          </table:table-cell>
          <table:table-cell table:formula="of:=[.B511]-[.B5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643" calcext:value-type="float">
            <text:p>3643</text:p>
          </table:table-cell>
          <table:table-cell table:formula="of:=[.B512]-[.B5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59" calcext:value-type="float">
            <text:p>3659</text:p>
          </table:table-cell>
          <table:table-cell table:formula="of:=[.B513]-[.B51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71" calcext:value-type="float">
            <text:p>3671</text:p>
          </table:table-cell>
          <table:table-cell table:formula="of:=[.B514]-[.B5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673" calcext:value-type="float">
            <text:p>3673</text:p>
          </table:table-cell>
          <table:table-cell table:formula="of:=[.B515]-[.B5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77" calcext:value-type="float">
            <text:p>3677</text:p>
          </table:table-cell>
          <table:table-cell table:formula="of:=[.B516]-[.B5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91" calcext:value-type="float">
            <text:p>3691</text:p>
          </table:table-cell>
          <table:table-cell table:formula="of:=[.B517]-[.B5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697" calcext:value-type="float">
            <text:p>3697</text:p>
          </table:table-cell>
          <table:table-cell table:formula="of:=[.B518]-[.B51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701" calcext:value-type="float">
            <text:p>3701</text:p>
          </table:table-cell>
          <table:table-cell table:formula="of:=[.B519]-[.B5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709" calcext:value-type="float">
            <text:p>3709</text:p>
          </table:table-cell>
          <table:table-cell table:formula="of:=[.B520]-[.B5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719" calcext:value-type="float">
            <text:p>3719</text:p>
          </table:table-cell>
          <table:table-cell table:formula="of:=[.B521]-[.B5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727" calcext:value-type="float">
            <text:p>3727</text:p>
          </table:table-cell>
          <table:table-cell table:formula="of:=[.B522]-[.B52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733" calcext:value-type="float">
            <text:p>3733</text:p>
          </table:table-cell>
          <table:table-cell table:formula="of:=[.B523]-[.B5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739" calcext:value-type="float">
            <text:p>3739</text:p>
          </table:table-cell>
          <table:table-cell table:formula="of:=[.B524]-[.B5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761" calcext:value-type="float">
            <text:p>3761</text:p>
          </table:table-cell>
          <table:table-cell table:formula="of:=[.B525]-[.B52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67" calcext:value-type="float">
            <text:p>3767</text:p>
          </table:table-cell>
          <table:table-cell table:formula="of:=[.B526]-[.B52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769" calcext:value-type="float">
            <text:p>3769</text:p>
          </table:table-cell>
          <table:table-cell table:formula="of:=[.B527]-[.B5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779" calcext:value-type="float">
            <text:p>3779</text:p>
          </table:table-cell>
          <table:table-cell table:formula="of:=[.B528]-[.B52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793" calcext:value-type="float">
            <text:p>3793</text:p>
          </table:table-cell>
          <table:table-cell table:formula="of:=[.B529]-[.B5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797" calcext:value-type="float">
            <text:p>3797</text:p>
          </table:table-cell>
          <table:table-cell table:formula="of:=[.B530]-[.B5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803" calcext:value-type="float">
            <text:p>3803</text:p>
          </table:table-cell>
          <table:table-cell table:formula="of:=[.B531]-[.B53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821" calcext:value-type="float">
            <text:p>3821</text:p>
          </table:table-cell>
          <table:table-cell table:formula="of:=[.B532]-[.B53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823" calcext:value-type="float">
            <text:p>3823</text:p>
          </table:table-cell>
          <table:table-cell table:formula="of:=[.B533]-[.B5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833" calcext:value-type="float">
            <text:p>3833</text:p>
          </table:table-cell>
          <table:table-cell table:formula="of:=[.B534]-[.B53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847" calcext:value-type="float">
            <text:p>3847</text:p>
          </table:table-cell>
          <table:table-cell table:formula="of:=[.B535]-[.B5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851" calcext:value-type="float">
            <text:p>3851</text:p>
          </table:table-cell>
          <table:table-cell table:formula="of:=[.B536]-[.B5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853" calcext:value-type="float">
            <text:p>3853</text:p>
          </table:table-cell>
          <table:table-cell table:formula="of:=[.B537]-[.B5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63" calcext:value-type="float">
            <text:p>3863</text:p>
          </table:table-cell>
          <table:table-cell table:formula="of:=[.B538]-[.B53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877" calcext:value-type="float">
            <text:p>3877</text:p>
          </table:table-cell>
          <table:table-cell table:formula="of:=[.B539]-[.B5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881" calcext:value-type="float">
            <text:p>3881</text:p>
          </table:table-cell>
          <table:table-cell table:formula="of:=[.B540]-[.B5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889" calcext:value-type="float">
            <text:p>3889</text:p>
          </table:table-cell>
          <table:table-cell table:formula="of:=[.B541]-[.B5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07" calcext:value-type="float">
            <text:p>3907</text:p>
          </table:table-cell>
          <table:table-cell table:formula="of:=[.B542]-[.B54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911" calcext:value-type="float">
            <text:p>3911</text:p>
          </table:table-cell>
          <table:table-cell table:formula="of:=[.B543]-[.B5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917" calcext:value-type="float">
            <text:p>3917</text:p>
          </table:table-cell>
          <table:table-cell table:formula="of:=[.B544]-[.B5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919" calcext:value-type="float">
            <text:p>3919</text:p>
          </table:table-cell>
          <table:table-cell table:formula="of:=[.B545]-[.B5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923" calcext:value-type="float">
            <text:p>3923</text:p>
          </table:table-cell>
          <table:table-cell table:formula="of:=[.B546]-[.B54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929" calcext:value-type="float">
            <text:p>3929</text:p>
          </table:table-cell>
          <table:table-cell table:formula="of:=[.B547]-[.B54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931" calcext:value-type="float">
            <text:p>3931</text:p>
          </table:table-cell>
          <table:table-cell table:formula="of:=[.B548]-[.B5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943" calcext:value-type="float">
            <text:p>3943</text:p>
          </table:table-cell>
          <table:table-cell table:formula="of:=[.B549]-[.B54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947" calcext:value-type="float">
            <text:p>3947</text:p>
          </table:table-cell>
          <table:table-cell table:formula="of:=[.B550]-[.B5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967" calcext:value-type="float">
            <text:p>3967</text:p>
          </table:table-cell>
          <table:table-cell table:formula="of:=[.B551]-[.B55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89" calcext:value-type="float">
            <text:p>3989</text:p>
          </table:table-cell>
          <table:table-cell table:formula="of:=[.B552]-[.B55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001" calcext:value-type="float">
            <text:p>4001</text:p>
          </table:table-cell>
          <table:table-cell table:formula="of:=[.B553]-[.B55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003" calcext:value-type="float">
            <text:p>4003</text:p>
          </table:table-cell>
          <table:table-cell table:formula="of:=[.B554]-[.B5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07" calcext:value-type="float">
            <text:p>4007</text:p>
          </table:table-cell>
          <table:table-cell table:formula="of:=[.B555]-[.B5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013" calcext:value-type="float">
            <text:p>4013</text:p>
          </table:table-cell>
          <table:table-cell table:formula="of:=[.B556]-[.B55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19" calcext:value-type="float">
            <text:p>4019</text:p>
          </table:table-cell>
          <table:table-cell table:formula="of:=[.B557]-[.B55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021" calcext:value-type="float">
            <text:p>4021</text:p>
          </table:table-cell>
          <table:table-cell table:formula="of:=[.B558]-[.B5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027" calcext:value-type="float">
            <text:p>4027</text:p>
          </table:table-cell>
          <table:table-cell table:formula="of:=[.B559]-[.B5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049" calcext:value-type="float">
            <text:p>4049</text:p>
          </table:table-cell>
          <table:table-cell table:formula="of:=[.B560]-[.B55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51" calcext:value-type="float">
            <text:p>4051</text:p>
          </table:table-cell>
          <table:table-cell table:formula="of:=[.B561]-[.B5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057" calcext:value-type="float">
            <text:p>4057</text:p>
          </table:table-cell>
          <table:table-cell table:formula="of:=[.B562]-[.B5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073" calcext:value-type="float">
            <text:p>4073</text:p>
          </table:table-cell>
          <table:table-cell table:formula="of:=[.B563]-[.B56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079" calcext:value-type="float">
            <text:p>4079</text:p>
          </table:table-cell>
          <table:table-cell table:formula="of:=[.B564]-[.B5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091" calcext:value-type="float">
            <text:p>4091</text:p>
          </table:table-cell>
          <table:table-cell table:formula="of:=[.B565]-[.B56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93" calcext:value-type="float">
            <text:p>4093</text:p>
          </table:table-cell>
          <table:table-cell table:formula="of:=[.B566]-[.B5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099" calcext:value-type="float">
            <text:p>4099</text:p>
          </table:table-cell>
          <table:table-cell table:formula="of:=[.B567]-[.B5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111" calcext:value-type="float">
            <text:p>4111</text:p>
          </table:table-cell>
          <table:table-cell table:formula="of:=[.B568]-[.B56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127" calcext:value-type="float">
            <text:p>4127</text:p>
          </table:table-cell>
          <table:table-cell table:formula="of:=[.B569]-[.B56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129" calcext:value-type="float">
            <text:p>4129</text:p>
          </table:table-cell>
          <table:table-cell table:formula="of:=[.B570]-[.B5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133" calcext:value-type="float">
            <text:p>4133</text:p>
          </table:table-cell>
          <table:table-cell table:formula="of:=[.B571]-[.B5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139" calcext:value-type="float">
            <text:p>4139</text:p>
          </table:table-cell>
          <table:table-cell table:formula="of:=[.B572]-[.B57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153" calcext:value-type="float">
            <text:p>4153</text:p>
          </table:table-cell>
          <table:table-cell table:formula="of:=[.B573]-[.B57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57" calcext:value-type="float">
            <text:p>4157</text:p>
          </table:table-cell>
          <table:table-cell table:formula="of:=[.B574]-[.B5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159" calcext:value-type="float">
            <text:p>4159</text:p>
          </table:table-cell>
          <table:table-cell table:formula="of:=[.B575]-[.B5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177" calcext:value-type="float">
            <text:p>4177</text:p>
          </table:table-cell>
          <table:table-cell table:formula="of:=[.B576]-[.B57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201" calcext:value-type="float">
            <text:p>4201</text:p>
          </table:table-cell>
          <table:table-cell table:formula="of:=[.B577]-[.B57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211" calcext:value-type="float">
            <text:p>4211</text:p>
          </table:table-cell>
          <table:table-cell table:formula="of:=[.B578]-[.B57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217" calcext:value-type="float">
            <text:p>4217</text:p>
          </table:table-cell>
          <table:table-cell table:formula="of:=[.B579]-[.B5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219" calcext:value-type="float">
            <text:p>4219</text:p>
          </table:table-cell>
          <table:table-cell table:formula="of:=[.B580]-[.B5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29" calcext:value-type="float">
            <text:p>4229</text:p>
          </table:table-cell>
          <table:table-cell table:formula="of:=[.B581]-[.B5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31" calcext:value-type="float">
            <text:p>4231</text:p>
          </table:table-cell>
          <table:table-cell table:formula="of:=[.B582]-[.B5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241" calcext:value-type="float">
            <text:p>4241</text:p>
          </table:table-cell>
          <table:table-cell table:formula="of:=[.B583]-[.B58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243" calcext:value-type="float">
            <text:p>4243</text:p>
          </table:table-cell>
          <table:table-cell table:formula="of:=[.B584]-[.B5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253" calcext:value-type="float">
            <text:p>4253</text:p>
          </table:table-cell>
          <table:table-cell table:formula="of:=[.B585]-[.B5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259" calcext:value-type="float">
            <text:p>4259</text:p>
          </table:table-cell>
          <table:table-cell table:formula="of:=[.B586]-[.B58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261" calcext:value-type="float">
            <text:p>4261</text:p>
          </table:table-cell>
          <table:table-cell table:formula="of:=[.B587]-[.B5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271" calcext:value-type="float">
            <text:p>4271</text:p>
          </table:table-cell>
          <table:table-cell table:formula="of:=[.B588]-[.B5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273" calcext:value-type="float">
            <text:p>4273</text:p>
          </table:table-cell>
          <table:table-cell table:formula="of:=[.B589]-[.B5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83" calcext:value-type="float">
            <text:p>4283</text:p>
          </table:table-cell>
          <table:table-cell table:formula="of:=[.B590]-[.B58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89" calcext:value-type="float">
            <text:p>4289</text:p>
          </table:table-cell>
          <table:table-cell table:formula="of:=[.B591]-[.B5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297" calcext:value-type="float">
            <text:p>4297</text:p>
          </table:table-cell>
          <table:table-cell table:formula="of:=[.B592]-[.B59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327" calcext:value-type="float">
            <text:p>4327</text:p>
          </table:table-cell>
          <table:table-cell table:formula="of:=[.B593]-[.B59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337" calcext:value-type="float">
            <text:p>4337</text:p>
          </table:table-cell>
          <table:table-cell table:formula="of:=[.B594]-[.B59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339" calcext:value-type="float">
            <text:p>4339</text:p>
          </table:table-cell>
          <table:table-cell table:formula="of:=[.B595]-[.B5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349" calcext:value-type="float">
            <text:p>4349</text:p>
          </table:table-cell>
          <table:table-cell table:formula="of:=[.B596]-[.B59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357" calcext:value-type="float">
            <text:p>4357</text:p>
          </table:table-cell>
          <table:table-cell table:formula="of:=[.B597]-[.B59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363" calcext:value-type="float">
            <text:p>4363</text:p>
          </table:table-cell>
          <table:table-cell table:formula="of:=[.B598]-[.B59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373" calcext:value-type="float">
            <text:p>4373</text:p>
          </table:table-cell>
          <table:table-cell table:formula="of:=[.B599]-[.B5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391" calcext:value-type="float">
            <text:p>4391</text:p>
          </table:table-cell>
          <table:table-cell table:formula="of:=[.B600]-[.B59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97" calcext:value-type="float">
            <text:p>4397</text:p>
          </table:table-cell>
          <table:table-cell table:formula="of:=[.B601]-[.B6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409" calcext:value-type="float">
            <text:p>4409</text:p>
          </table:table-cell>
          <table:table-cell table:formula="of:=[.B602]-[.B6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421" calcext:value-type="float">
            <text:p>4421</text:p>
          </table:table-cell>
          <table:table-cell table:formula="of:=[.B603]-[.B6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423" calcext:value-type="float">
            <text:p>4423</text:p>
          </table:table-cell>
          <table:table-cell table:formula="of:=[.B604]-[.B6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441" calcext:value-type="float">
            <text:p>4441</text:p>
          </table:table-cell>
          <table:table-cell table:formula="of:=[.B605]-[.B60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447" calcext:value-type="float">
            <text:p>4447</text:p>
          </table:table-cell>
          <table:table-cell table:formula="of:=[.B606]-[.B6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451" calcext:value-type="float">
            <text:p>4451</text:p>
          </table:table-cell>
          <table:table-cell table:formula="of:=[.B607]-[.B60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457" calcext:value-type="float">
            <text:p>4457</text:p>
          </table:table-cell>
          <table:table-cell table:formula="of:=[.B608]-[.B6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463" calcext:value-type="float">
            <text:p>4463</text:p>
          </table:table-cell>
          <table:table-cell table:formula="of:=[.B609]-[.B6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481" calcext:value-type="float">
            <text:p>4481</text:p>
          </table:table-cell>
          <table:table-cell table:formula="of:=[.B610]-[.B60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483" calcext:value-type="float">
            <text:p>4483</text:p>
          </table:table-cell>
          <table:table-cell table:formula="of:=[.B611]-[.B6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493" calcext:value-type="float">
            <text:p>4493</text:p>
          </table:table-cell>
          <table:table-cell table:formula="of:=[.B612]-[.B6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507" calcext:value-type="float">
            <text:p>4507</text:p>
          </table:table-cell>
          <table:table-cell table:formula="of:=[.B613]-[.B6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13" calcext:value-type="float">
            <text:p>4513</text:p>
          </table:table-cell>
          <table:table-cell table:formula="of:=[.B614]-[.B61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517" calcext:value-type="float">
            <text:p>4517</text:p>
          </table:table-cell>
          <table:table-cell table:formula="of:=[.B615]-[.B6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519" calcext:value-type="float">
            <text:p>4519</text:p>
          </table:table-cell>
          <table:table-cell table:formula="of:=[.B616]-[.B6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523" calcext:value-type="float">
            <text:p>4523</text:p>
          </table:table-cell>
          <table:table-cell table:formula="of:=[.B617]-[.B6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547" calcext:value-type="float">
            <text:p>4547</text:p>
          </table:table-cell>
          <table:table-cell table:formula="of:=[.B618]-[.B61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549" calcext:value-type="float">
            <text:p>4549</text:p>
          </table:table-cell>
          <table:table-cell table:formula="of:=[.B619]-[.B6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61" calcext:value-type="float">
            <text:p>4561</text:p>
          </table:table-cell>
          <table:table-cell table:formula="of:=[.B620]-[.B61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67" calcext:value-type="float">
            <text:p>4567</text:p>
          </table:table-cell>
          <table:table-cell table:formula="of:=[.B621]-[.B6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83" calcext:value-type="float">
            <text:p>4583</text:p>
          </table:table-cell>
          <table:table-cell table:formula="of:=[.B622]-[.B62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591" calcext:value-type="float">
            <text:p>4591</text:p>
          </table:table-cell>
          <table:table-cell table:formula="of:=[.B623]-[.B6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97" calcext:value-type="float">
            <text:p>4597</text:p>
          </table:table-cell>
          <table:table-cell table:formula="of:=[.B624]-[.B6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603" calcext:value-type="float">
            <text:p>4603</text:p>
          </table:table-cell>
          <table:table-cell table:formula="of:=[.B625]-[.B62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621" calcext:value-type="float">
            <text:p>4621</text:p>
          </table:table-cell>
          <table:table-cell table:formula="of:=[.B626]-[.B62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637" calcext:value-type="float">
            <text:p>4637</text:p>
          </table:table-cell>
          <table:table-cell table:formula="of:=[.B627]-[.B6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639" calcext:value-type="float">
            <text:p>4639</text:p>
          </table:table-cell>
          <table:table-cell table:formula="of:=[.B628]-[.B6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643" calcext:value-type="float">
            <text:p>4643</text:p>
          </table:table-cell>
          <table:table-cell table:formula="of:=[.B629]-[.B6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649" calcext:value-type="float">
            <text:p>4649</text:p>
          </table:table-cell>
          <table:table-cell table:formula="of:=[.B630]-[.B6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651" calcext:value-type="float">
            <text:p>4651</text:p>
          </table:table-cell>
          <table:table-cell table:formula="of:=[.B631]-[.B6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657" calcext:value-type="float">
            <text:p>4657</text:p>
          </table:table-cell>
          <table:table-cell table:formula="of:=[.B632]-[.B6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663" calcext:value-type="float">
            <text:p>4663</text:p>
          </table:table-cell>
          <table:table-cell table:formula="of:=[.B633]-[.B6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673" calcext:value-type="float">
            <text:p>4673</text:p>
          </table:table-cell>
          <table:table-cell table:formula="of:=[.B634]-[.B63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679" calcext:value-type="float">
            <text:p>4679</text:p>
          </table:table-cell>
          <table:table-cell table:formula="of:=[.B635]-[.B6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691" calcext:value-type="float">
            <text:p>4691</text:p>
          </table:table-cell>
          <table:table-cell table:formula="of:=[.B636]-[.B6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703" calcext:value-type="float">
            <text:p>4703</text:p>
          </table:table-cell>
          <table:table-cell table:formula="of:=[.B637]-[.B6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721" calcext:value-type="float">
            <text:p>4721</text:p>
          </table:table-cell>
          <table:table-cell table:formula="of:=[.B638]-[.B63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723" calcext:value-type="float">
            <text:p>4723</text:p>
          </table:table-cell>
          <table:table-cell table:formula="of:=[.B639]-[.B6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729" calcext:value-type="float">
            <text:p>4729</text:p>
          </table:table-cell>
          <table:table-cell table:formula="of:=[.B640]-[.B63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733" calcext:value-type="float">
            <text:p>4733</text:p>
          </table:table-cell>
          <table:table-cell table:formula="of:=[.B641]-[.B6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751" calcext:value-type="float">
            <text:p>4751</text:p>
          </table:table-cell>
          <table:table-cell table:formula="of:=[.B642]-[.B64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759" calcext:value-type="float">
            <text:p>4759</text:p>
          </table:table-cell>
          <table:table-cell table:formula="of:=[.B643]-[.B6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783" calcext:value-type="float">
            <text:p>4783</text:p>
          </table:table-cell>
          <table:table-cell table:formula="of:=[.B644]-[.B64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787" calcext:value-type="float">
            <text:p>4787</text:p>
          </table:table-cell>
          <table:table-cell table:formula="of:=[.B645]-[.B6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789" calcext:value-type="float">
            <text:p>4789</text:p>
          </table:table-cell>
          <table:table-cell table:formula="of:=[.B646]-[.B6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793" calcext:value-type="float">
            <text:p>4793</text:p>
          </table:table-cell>
          <table:table-cell table:formula="of:=[.B647]-[.B6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799" calcext:value-type="float">
            <text:p>4799</text:p>
          </table:table-cell>
          <table:table-cell table:formula="of:=[.B648]-[.B64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801" calcext:value-type="float">
            <text:p>4801</text:p>
          </table:table-cell>
          <table:table-cell table:formula="of:=[.B649]-[.B6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813" calcext:value-type="float">
            <text:p>4813</text:p>
          </table:table-cell>
          <table:table-cell table:formula="of:=[.B650]-[.B64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817" calcext:value-type="float">
            <text:p>4817</text:p>
          </table:table-cell>
          <table:table-cell table:formula="of:=[.B651]-[.B6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831" calcext:value-type="float">
            <text:p>4831</text:p>
          </table:table-cell>
          <table:table-cell table:formula="of:=[.B652]-[.B65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861" calcext:value-type="float">
            <text:p>4861</text:p>
          </table:table-cell>
          <table:table-cell table:formula="of:=[.B653]-[.B65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871" calcext:value-type="float">
            <text:p>4871</text:p>
          </table:table-cell>
          <table:table-cell table:formula="of:=[.B654]-[.B65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877" calcext:value-type="float">
            <text:p>4877</text:p>
          </table:table-cell>
          <table:table-cell table:formula="of:=[.B655]-[.B6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889" calcext:value-type="float">
            <text:p>4889</text:p>
          </table:table-cell>
          <table:table-cell table:formula="of:=[.B656]-[.B65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903" calcext:value-type="float">
            <text:p>4903</text:p>
          </table:table-cell>
          <table:table-cell table:formula="of:=[.B657]-[.B65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909" calcext:value-type="float">
            <text:p>4909</text:p>
          </table:table-cell>
          <table:table-cell table:formula="of:=[.B658]-[.B65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919" calcext:value-type="float">
            <text:p>4919</text:p>
          </table:table-cell>
          <table:table-cell table:formula="of:=[.B659]-[.B6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931" calcext:value-type="float">
            <text:p>4931</text:p>
          </table:table-cell>
          <table:table-cell table:formula="of:=[.B660]-[.B65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933" calcext:value-type="float">
            <text:p>4933</text:p>
          </table:table-cell>
          <table:table-cell table:formula="of:=[.B661]-[.B6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937" calcext:value-type="float">
            <text:p>4937</text:p>
          </table:table-cell>
          <table:table-cell table:formula="of:=[.B662]-[.B6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943" calcext:value-type="float">
            <text:p>4943</text:p>
          </table:table-cell>
          <table:table-cell table:formula="of:=[.B663]-[.B6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951" calcext:value-type="float">
            <text:p>4951</text:p>
          </table:table-cell>
          <table:table-cell table:formula="of:=[.B664]-[.B66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957" calcext:value-type="float">
            <text:p>4957</text:p>
          </table:table-cell>
          <table:table-cell table:formula="of:=[.B665]-[.B6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967" calcext:value-type="float">
            <text:p>4967</text:p>
          </table:table-cell>
          <table:table-cell table:formula="of:=[.B666]-[.B66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969" calcext:value-type="float">
            <text:p>4969</text:p>
          </table:table-cell>
          <table:table-cell table:formula="of:=[.B667]-[.B6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973" calcext:value-type="float">
            <text:p>4973</text:p>
          </table:table-cell>
          <table:table-cell table:formula="of:=[.B668]-[.B6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987" calcext:value-type="float">
            <text:p>4987</text:p>
          </table:table-cell>
          <table:table-cell table:formula="of:=[.B669]-[.B66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993" calcext:value-type="float">
            <text:p>4993</text:p>
          </table:table-cell>
          <table:table-cell table:formula="of:=[.B670]-[.B66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999" calcext:value-type="float">
            <text:p>4999</text:p>
          </table:table-cell>
          <table:table-cell table:formula="of:=[.B671]-[.B67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003" calcext:value-type="float">
            <text:p>5003</text:p>
          </table:table-cell>
          <table:table-cell table:formula="of:=[.B672]-[.B6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009" calcext:value-type="float">
            <text:p>5009</text:p>
          </table:table-cell>
          <table:table-cell table:formula="of:=[.B673]-[.B67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011" calcext:value-type="float">
            <text:p>5011</text:p>
          </table:table-cell>
          <table:table-cell table:formula="of:=[.B674]-[.B6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021" calcext:value-type="float">
            <text:p>5021</text:p>
          </table:table-cell>
          <table:table-cell table:formula="of:=[.B675]-[.B6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23" calcext:value-type="float">
            <text:p>5023</text:p>
          </table:table-cell>
          <table:table-cell table:formula="of:=[.B676]-[.B6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039" calcext:value-type="float">
            <text:p>5039</text:p>
          </table:table-cell>
          <table:table-cell table:formula="of:=[.B677]-[.B67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051" calcext:value-type="float">
            <text:p>5051</text:p>
          </table:table-cell>
          <table:table-cell table:formula="of:=[.B678]-[.B67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059" calcext:value-type="float">
            <text:p>5059</text:p>
          </table:table-cell>
          <table:table-cell table:formula="of:=[.B679]-[.B6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077" calcext:value-type="float">
            <text:p>5077</text:p>
          </table:table-cell>
          <table:table-cell table:formula="of:=[.B680]-[.B67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081" calcext:value-type="float">
            <text:p>5081</text:p>
          </table:table-cell>
          <table:table-cell table:formula="of:=[.B681]-[.B6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087" calcext:value-type="float">
            <text:p>5087</text:p>
          </table:table-cell>
          <table:table-cell table:formula="of:=[.B682]-[.B68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99" calcext:value-type="float">
            <text:p>5099</text:p>
          </table:table-cell>
          <table:table-cell table:formula="of:=[.B683]-[.B6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101" calcext:value-type="float">
            <text:p>5101</text:p>
          </table:table-cell>
          <table:table-cell table:formula="of:=[.B684]-[.B6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107" calcext:value-type="float">
            <text:p>5107</text:p>
          </table:table-cell>
          <table:table-cell table:formula="of:=[.B685]-[.B6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113" calcext:value-type="float">
            <text:p>5113</text:p>
          </table:table-cell>
          <table:table-cell table:formula="of:=[.B686]-[.B68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119" calcext:value-type="float">
            <text:p>5119</text:p>
          </table:table-cell>
          <table:table-cell table:formula="of:=[.B687]-[.B68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147" calcext:value-type="float">
            <text:p>5147</text:p>
          </table:table-cell>
          <table:table-cell table:formula="of:=[.B688]-[.B68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153" calcext:value-type="float">
            <text:p>5153</text:p>
          </table:table-cell>
          <table:table-cell table:formula="of:=[.B689]-[.B6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167" calcext:value-type="float">
            <text:p>5167</text:p>
          </table:table-cell>
          <table:table-cell table:formula="of:=[.B690]-[.B68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171" calcext:value-type="float">
            <text:p>5171</text:p>
          </table:table-cell>
          <table:table-cell table:formula="of:=[.B691]-[.B6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179" calcext:value-type="float">
            <text:p>5179</text:p>
          </table:table-cell>
          <table:table-cell table:formula="of:=[.B692]-[.B69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189" calcext:value-type="float">
            <text:p>5189</text:p>
          </table:table-cell>
          <table:table-cell table:formula="of:=[.B693]-[.B69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197" calcext:value-type="float">
            <text:p>5197</text:p>
          </table:table-cell>
          <table:table-cell table:formula="of:=[.B694]-[.B69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209" calcext:value-type="float">
            <text:p>5209</text:p>
          </table:table-cell>
          <table:table-cell table:formula="of:=[.B695]-[.B69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227" calcext:value-type="float">
            <text:p>5227</text:p>
          </table:table-cell>
          <table:table-cell table:formula="of:=[.B696]-[.B69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231" calcext:value-type="float">
            <text:p>5231</text:p>
          </table:table-cell>
          <table:table-cell table:formula="of:=[.B697]-[.B6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233" calcext:value-type="float">
            <text:p>5233</text:p>
          </table:table-cell>
          <table:table-cell table:formula="of:=[.B698]-[.B6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237" calcext:value-type="float">
            <text:p>5237</text:p>
          </table:table-cell>
          <table:table-cell table:formula="of:=[.B699]-[.B6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261" calcext:value-type="float">
            <text:p>5261</text:p>
          </table:table-cell>
          <table:table-cell table:formula="of:=[.B700]-[.B69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73" calcext:value-type="float">
            <text:p>5273</text:p>
          </table:table-cell>
          <table:table-cell table:formula="of:=[.B701]-[.B70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279" calcext:value-type="float">
            <text:p>5279</text:p>
          </table:table-cell>
          <table:table-cell table:formula="of:=[.B702]-[.B70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281" calcext:value-type="float">
            <text:p>5281</text:p>
          </table:table-cell>
          <table:table-cell table:formula="of:=[.B703]-[.B7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297" calcext:value-type="float">
            <text:p>5297</text:p>
          </table:table-cell>
          <table:table-cell table:formula="of:=[.B704]-[.B70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303" calcext:value-type="float">
            <text:p>5303</text:p>
          </table:table-cell>
          <table:table-cell table:formula="of:=[.B705]-[.B7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309" calcext:value-type="float">
            <text:p>5309</text:p>
          </table:table-cell>
          <table:table-cell table:formula="of:=[.B706]-[.B7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323" calcext:value-type="float">
            <text:p>5323</text:p>
          </table:table-cell>
          <table:table-cell table:formula="of:=[.B707]-[.B7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333" calcext:value-type="float">
            <text:p>5333</text:p>
          </table:table-cell>
          <table:table-cell table:formula="of:=[.B708]-[.B70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347" calcext:value-type="float">
            <text:p>5347</text:p>
          </table:table-cell>
          <table:table-cell table:formula="of:=[.B709]-[.B70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351" calcext:value-type="float">
            <text:p>5351</text:p>
          </table:table-cell>
          <table:table-cell table:formula="of:=[.B710]-[.B70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81" calcext:value-type="float">
            <text:p>5381</text:p>
          </table:table-cell>
          <table:table-cell table:formula="of:=[.B711]-[.B7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387" calcext:value-type="float">
            <text:p>5387</text:p>
          </table:table-cell>
          <table:table-cell table:formula="of:=[.B712]-[.B7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393" calcext:value-type="float">
            <text:p>5393</text:p>
          </table:table-cell>
          <table:table-cell table:formula="of:=[.B713]-[.B7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399" calcext:value-type="float">
            <text:p>5399</text:p>
          </table:table-cell>
          <table:table-cell table:formula="of:=[.B714]-[.B71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407" calcext:value-type="float">
            <text:p>5407</text:p>
          </table:table-cell>
          <table:table-cell table:formula="of:=[.B715]-[.B7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413" calcext:value-type="float">
            <text:p>5413</text:p>
          </table:table-cell>
          <table:table-cell table:formula="of:=[.B716]-[.B7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417" calcext:value-type="float">
            <text:p>5417</text:p>
          </table:table-cell>
          <table:table-cell table:formula="of:=[.B717]-[.B7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419" calcext:value-type="float">
            <text:p>5419</text:p>
          </table:table-cell>
          <table:table-cell table:formula="of:=[.B718]-[.B7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431" calcext:value-type="float">
            <text:p>5431</text:p>
          </table:table-cell>
          <table:table-cell table:formula="of:=[.B719]-[.B71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437" calcext:value-type="float">
            <text:p>5437</text:p>
          </table:table-cell>
          <table:table-cell table:formula="of:=[.B720]-[.B7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441" calcext:value-type="float">
            <text:p>5441</text:p>
          </table:table-cell>
          <table:table-cell table:formula="of:=[.B721]-[.B7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443" calcext:value-type="float">
            <text:p>5443</text:p>
          </table:table-cell>
          <table:table-cell table:formula="of:=[.B722]-[.B7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449" calcext:value-type="float">
            <text:p>5449</text:p>
          </table:table-cell>
          <table:table-cell table:formula="of:=[.B723]-[.B7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471" calcext:value-type="float">
            <text:p>5471</text:p>
          </table:table-cell>
          <table:table-cell table:formula="of:=[.B724]-[.B7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477" calcext:value-type="float">
            <text:p>5477</text:p>
          </table:table-cell>
          <table:table-cell table:formula="of:=[.B725]-[.B72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79" calcext:value-type="float">
            <text:p>5479</text:p>
          </table:table-cell>
          <table:table-cell table:formula="of:=[.B726]-[.B7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483" calcext:value-type="float">
            <text:p>5483</text:p>
          </table:table-cell>
          <table:table-cell table:formula="of:=[.B727]-[.B7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501" calcext:value-type="float">
            <text:p>5501</text:p>
          </table:table-cell>
          <table:table-cell table:formula="of:=[.B728]-[.B7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503" calcext:value-type="float">
            <text:p>5503</text:p>
          </table:table-cell>
          <table:table-cell table:formula="of:=[.B729]-[.B7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507" calcext:value-type="float">
            <text:p>5507</text:p>
          </table:table-cell>
          <table:table-cell table:formula="of:=[.B730]-[.B7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519" calcext:value-type="float">
            <text:p>5519</text:p>
          </table:table-cell>
          <table:table-cell table:formula="of:=[.B731]-[.B73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521" calcext:value-type="float">
            <text:p>5521</text:p>
          </table:table-cell>
          <table:table-cell table:formula="of:=[.B732]-[.B7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527" calcext:value-type="float">
            <text:p>5527</text:p>
          </table:table-cell>
          <table:table-cell table:formula="of:=[.B733]-[.B7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531" calcext:value-type="float">
            <text:p>5531</text:p>
          </table:table-cell>
          <table:table-cell table:formula="of:=[.B734]-[.B7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557" calcext:value-type="float">
            <text:p>5557</text:p>
          </table:table-cell>
          <table:table-cell table:formula="of:=[.B735]-[.B73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563" calcext:value-type="float">
            <text:p>5563</text:p>
          </table:table-cell>
          <table:table-cell table:formula="of:=[.B736]-[.B73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569" calcext:value-type="float">
            <text:p>5569</text:p>
          </table:table-cell>
          <table:table-cell table:formula="of:=[.B737]-[.B73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573" calcext:value-type="float">
            <text:p>5573</text:p>
          </table:table-cell>
          <table:table-cell table:formula="of:=[.B738]-[.B7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581" calcext:value-type="float">
            <text:p>5581</text:p>
          </table:table-cell>
          <table:table-cell table:formula="of:=[.B739]-[.B73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591" calcext:value-type="float">
            <text:p>5591</text:p>
          </table:table-cell>
          <table:table-cell table:formula="of:=[.B740]-[.B73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623" calcext:value-type="float">
            <text:p>5623</text:p>
          </table:table-cell>
          <table:table-cell table:formula="of:=[.B741]-[.B74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639" calcext:value-type="float">
            <text:p>5639</text:p>
          </table:table-cell>
          <table:table-cell table:formula="of:=[.B742]-[.B74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641" calcext:value-type="float">
            <text:p>5641</text:p>
          </table:table-cell>
          <table:table-cell table:formula="of:=[.B743]-[.B7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647" calcext:value-type="float">
            <text:p>5647</text:p>
          </table:table-cell>
          <table:table-cell table:formula="of:=[.B744]-[.B7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651" calcext:value-type="float">
            <text:p>5651</text:p>
          </table:table-cell>
          <table:table-cell table:formula="of:=[.B745]-[.B7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653" calcext:value-type="float">
            <text:p>5653</text:p>
          </table:table-cell>
          <table:table-cell table:formula="of:=[.B746]-[.B7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657" calcext:value-type="float">
            <text:p>5657</text:p>
          </table:table-cell>
          <table:table-cell table:formula="of:=[.B747]-[.B7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659" calcext:value-type="float">
            <text:p>5659</text:p>
          </table:table-cell>
          <table:table-cell table:formula="of:=[.B748]-[.B7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669" calcext:value-type="float">
            <text:p>5669</text:p>
          </table:table-cell>
          <table:table-cell table:formula="of:=[.B749]-[.B7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683" calcext:value-type="float">
            <text:p>5683</text:p>
          </table:table-cell>
          <table:table-cell table:formula="of:=[.B750]-[.B74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689" calcext:value-type="float">
            <text:p>5689</text:p>
          </table:table-cell>
          <table:table-cell table:formula="of:=[.B751]-[.B7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693" calcext:value-type="float">
            <text:p>5693</text:p>
          </table:table-cell>
          <table:table-cell table:formula="of:=[.B752]-[.B75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701" calcext:value-type="float">
            <text:p>5701</text:p>
          </table:table-cell>
          <table:table-cell table:formula="of:=[.B753]-[.B75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711" calcext:value-type="float">
            <text:p>5711</text:p>
          </table:table-cell>
          <table:table-cell table:formula="of:=[.B754]-[.B75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717" calcext:value-type="float">
            <text:p>5717</text:p>
          </table:table-cell>
          <table:table-cell table:formula="of:=[.B755]-[.B7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737" calcext:value-type="float">
            <text:p>5737</text:p>
          </table:table-cell>
          <table:table-cell table:formula="of:=[.B756]-[.B75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741" calcext:value-type="float">
            <text:p>5741</text:p>
          </table:table-cell>
          <table:table-cell table:formula="of:=[.B757]-[.B7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743" calcext:value-type="float">
            <text:p>5743</text:p>
          </table:table-cell>
          <table:table-cell table:formula="of:=[.B758]-[.B7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749" calcext:value-type="float">
            <text:p>5749</text:p>
          </table:table-cell>
          <table:table-cell table:formula="of:=[.B759]-[.B7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779" calcext:value-type="float">
            <text:p>5779</text:p>
          </table:table-cell>
          <table:table-cell table:formula="of:=[.B760]-[.B75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783" calcext:value-type="float">
            <text:p>5783</text:p>
          </table:table-cell>
          <table:table-cell table:formula="of:=[.B761]-[.B7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791" calcext:value-type="float">
            <text:p>5791</text:p>
          </table:table-cell>
          <table:table-cell table:formula="of:=[.B762]-[.B76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801" calcext:value-type="float">
            <text:p>5801</text:p>
          </table:table-cell>
          <table:table-cell table:formula="of:=[.B763]-[.B76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807" calcext:value-type="float">
            <text:p>5807</text:p>
          </table:table-cell>
          <table:table-cell table:formula="of:=[.B764]-[.B7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813" calcext:value-type="float">
            <text:p>5813</text:p>
          </table:table-cell>
          <table:table-cell table:formula="of:=[.B765]-[.B7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821" calcext:value-type="float">
            <text:p>5821</text:p>
          </table:table-cell>
          <table:table-cell table:formula="of:=[.B766]-[.B76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827" calcext:value-type="float">
            <text:p>5827</text:p>
          </table:table-cell>
          <table:table-cell table:formula="of:=[.B767]-[.B7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839" calcext:value-type="float">
            <text:p>5839</text:p>
          </table:table-cell>
          <table:table-cell table:formula="of:=[.B768]-[.B76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843" calcext:value-type="float">
            <text:p>5843</text:p>
          </table:table-cell>
          <table:table-cell table:formula="of:=[.B769]-[.B7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849" calcext:value-type="float">
            <text:p>5849</text:p>
          </table:table-cell>
          <table:table-cell table:formula="of:=[.B770]-[.B76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851" calcext:value-type="float">
            <text:p>5851</text:p>
          </table:table-cell>
          <table:table-cell table:formula="of:=[.B771]-[.B7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857" calcext:value-type="float">
            <text:p>5857</text:p>
          </table:table-cell>
          <table:table-cell table:formula="of:=[.B772]-[.B77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861" calcext:value-type="float">
            <text:p>5861</text:p>
          </table:table-cell>
          <table:table-cell table:formula="of:=[.B773]-[.B7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867" calcext:value-type="float">
            <text:p>5867</text:p>
          </table:table-cell>
          <table:table-cell table:formula="of:=[.B774]-[.B77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869" calcext:value-type="float">
            <text:p>5869</text:p>
          </table:table-cell>
          <table:table-cell table:formula="of:=[.B775]-[.B7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879" calcext:value-type="float">
            <text:p>5879</text:p>
          </table:table-cell>
          <table:table-cell table:formula="of:=[.B776]-[.B77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881" calcext:value-type="float">
            <text:p>5881</text:p>
          </table:table-cell>
          <table:table-cell table:formula="of:=[.B777]-[.B7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897" calcext:value-type="float">
            <text:p>5897</text:p>
          </table:table-cell>
          <table:table-cell table:formula="of:=[.B778]-[.B77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903" calcext:value-type="float">
            <text:p>5903</text:p>
          </table:table-cell>
          <table:table-cell table:formula="of:=[.B779]-[.B7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923" calcext:value-type="float">
            <text:p>5923</text:p>
          </table:table-cell>
          <table:table-cell table:formula="of:=[.B780]-[.B77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927" calcext:value-type="float">
            <text:p>5927</text:p>
          </table:table-cell>
          <table:table-cell table:formula="of:=[.B781]-[.B7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939" calcext:value-type="float">
            <text:p>5939</text:p>
          </table:table-cell>
          <table:table-cell table:formula="of:=[.B782]-[.B7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953" calcext:value-type="float">
            <text:p>5953</text:p>
          </table:table-cell>
          <table:table-cell table:formula="of:=[.B783]-[.B78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981" calcext:value-type="float">
            <text:p>5981</text:p>
          </table:table-cell>
          <table:table-cell table:formula="of:=[.B784]-[.B78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987" calcext:value-type="float">
            <text:p>5987</text:p>
          </table:table-cell>
          <table:table-cell table:formula="of:=[.B785]-[.B7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007" calcext:value-type="float">
            <text:p>6007</text:p>
          </table:table-cell>
          <table:table-cell table:formula="of:=[.B786]-[.B78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011" calcext:value-type="float">
            <text:p>6011</text:p>
          </table:table-cell>
          <table:table-cell table:formula="of:=[.B787]-[.B7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029" calcext:value-type="float">
            <text:p>6029</text:p>
          </table:table-cell>
          <table:table-cell table:formula="of:=[.B788]-[.B78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037" calcext:value-type="float">
            <text:p>6037</text:p>
          </table:table-cell>
          <table:table-cell table:formula="of:=[.B789]-[.B78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043" calcext:value-type="float">
            <text:p>6043</text:p>
          </table:table-cell>
          <table:table-cell table:formula="of:=[.B790]-[.B78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47" calcext:value-type="float">
            <text:p>6047</text:p>
          </table:table-cell>
          <table:table-cell table:formula="of:=[.B791]-[.B7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053" calcext:value-type="float">
            <text:p>6053</text:p>
          </table:table-cell>
          <table:table-cell table:formula="of:=[.B792]-[.B79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067" calcext:value-type="float">
            <text:p>6067</text:p>
          </table:table-cell>
          <table:table-cell table:formula="of:=[.B793]-[.B79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073" calcext:value-type="float">
            <text:p>6073</text:p>
          </table:table-cell>
          <table:table-cell table:formula="of:=[.B794]-[.B79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79" calcext:value-type="float">
            <text:p>6079</text:p>
          </table:table-cell>
          <table:table-cell table:formula="of:=[.B795]-[.B79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089" calcext:value-type="float">
            <text:p>6089</text:p>
          </table:table-cell>
          <table:table-cell table:formula="of:=[.B796]-[.B79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091" calcext:value-type="float">
            <text:p>6091</text:p>
          </table:table-cell>
          <table:table-cell table:formula="of:=[.B797]-[.B7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101" calcext:value-type="float">
            <text:p>6101</text:p>
          </table:table-cell>
          <table:table-cell table:formula="of:=[.B798]-[.B79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113" calcext:value-type="float">
            <text:p>6113</text:p>
          </table:table-cell>
          <table:table-cell table:formula="of:=[.B799]-[.B79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121" calcext:value-type="float">
            <text:p>6121</text:p>
          </table:table-cell>
          <table:table-cell table:formula="of:=[.B800]-[.B79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131" calcext:value-type="float">
            <text:p>6131</text:p>
          </table:table-cell>
          <table:table-cell table:formula="of:=[.B801]-[.B80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133" calcext:value-type="float">
            <text:p>6133</text:p>
          </table:table-cell>
          <table:table-cell table:formula="of:=[.B802]-[.B8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143" calcext:value-type="float">
            <text:p>6143</text:p>
          </table:table-cell>
          <table:table-cell table:formula="of:=[.B803]-[.B80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151" calcext:value-type="float">
            <text:p>6151</text:p>
          </table:table-cell>
          <table:table-cell table:formula="of:=[.B804]-[.B80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163" calcext:value-type="float">
            <text:p>6163</text:p>
          </table:table-cell>
          <table:table-cell table:formula="of:=[.B805]-[.B8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173" calcext:value-type="float">
            <text:p>6173</text:p>
          </table:table-cell>
          <table:table-cell table:formula="of:=[.B806]-[.B80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197" calcext:value-type="float">
            <text:p>6197</text:p>
          </table:table-cell>
          <table:table-cell table:formula="of:=[.B807]-[.B80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199" calcext:value-type="float">
            <text:p>6199</text:p>
          </table:table-cell>
          <table:table-cell table:formula="of:=[.B808]-[.B8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203" calcext:value-type="float">
            <text:p>6203</text:p>
          </table:table-cell>
          <table:table-cell table:formula="of:=[.B809]-[.B8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211" calcext:value-type="float">
            <text:p>6211</text:p>
          </table:table-cell>
          <table:table-cell table:formula="of:=[.B810]-[.B8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217" calcext:value-type="float">
            <text:p>6217</text:p>
          </table:table-cell>
          <table:table-cell table:formula="of:=[.B811]-[.B8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221" calcext:value-type="float">
            <text:p>6221</text:p>
          </table:table-cell>
          <table:table-cell table:formula="of:=[.B812]-[.B8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229" calcext:value-type="float">
            <text:p>6229</text:p>
          </table:table-cell>
          <table:table-cell table:formula="of:=[.B813]-[.B8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247" calcext:value-type="float">
            <text:p>6247</text:p>
          </table:table-cell>
          <table:table-cell table:formula="of:=[.B814]-[.B81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257" calcext:value-type="float">
            <text:p>6257</text:p>
          </table:table-cell>
          <table:table-cell table:formula="of:=[.B815]-[.B8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263" calcext:value-type="float">
            <text:p>6263</text:p>
          </table:table-cell>
          <table:table-cell table:formula="of:=[.B816]-[.B8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269" calcext:value-type="float">
            <text:p>6269</text:p>
          </table:table-cell>
          <table:table-cell table:formula="of:=[.B817]-[.B8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271" calcext:value-type="float">
            <text:p>6271</text:p>
          </table:table-cell>
          <table:table-cell table:formula="of:=[.B818]-[.B8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277" calcext:value-type="float">
            <text:p>6277</text:p>
          </table:table-cell>
          <table:table-cell table:formula="of:=[.B819]-[.B8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287" calcext:value-type="float">
            <text:p>6287</text:p>
          </table:table-cell>
          <table:table-cell table:formula="of:=[.B820]-[.B8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299" calcext:value-type="float">
            <text:p>6299</text:p>
          </table:table-cell>
          <table:table-cell table:formula="of:=[.B821]-[.B8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301" calcext:value-type="float">
            <text:p>6301</text:p>
          </table:table-cell>
          <table:table-cell table:formula="of:=[.B822]-[.B8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311" calcext:value-type="float">
            <text:p>6311</text:p>
          </table:table-cell>
          <table:table-cell table:formula="of:=[.B823]-[.B82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317" calcext:value-type="float">
            <text:p>6317</text:p>
          </table:table-cell>
          <table:table-cell table:formula="of:=[.B824]-[.B8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323" calcext:value-type="float">
            <text:p>6323</text:p>
          </table:table-cell>
          <table:table-cell table:formula="of:=[.B825]-[.B82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329" calcext:value-type="float">
            <text:p>6329</text:p>
          </table:table-cell>
          <table:table-cell table:formula="of:=[.B826]-[.B82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337" calcext:value-type="float">
            <text:p>6337</text:p>
          </table:table-cell>
          <table:table-cell table:formula="of:=[.B827]-[.B8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343" calcext:value-type="float">
            <text:p>6343</text:p>
          </table:table-cell>
          <table:table-cell table:formula="of:=[.B828]-[.B82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353" calcext:value-type="float">
            <text:p>6353</text:p>
          </table:table-cell>
          <table:table-cell table:formula="of:=[.B829]-[.B8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359" calcext:value-type="float">
            <text:p>6359</text:p>
          </table:table-cell>
          <table:table-cell table:formula="of:=[.B830]-[.B8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361" calcext:value-type="float">
            <text:p>6361</text:p>
          </table:table-cell>
          <table:table-cell table:formula="of:=[.B831]-[.B8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367" calcext:value-type="float">
            <text:p>6367</text:p>
          </table:table-cell>
          <table:table-cell table:formula="of:=[.B832]-[.B8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373" calcext:value-type="float">
            <text:p>6373</text:p>
          </table:table-cell>
          <table:table-cell table:formula="of:=[.B833]-[.B8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379" calcext:value-type="float">
            <text:p>6379</text:p>
          </table:table-cell>
          <table:table-cell table:formula="of:=[.B834]-[.B8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389" calcext:value-type="float">
            <text:p>6389</text:p>
          </table:table-cell>
          <table:table-cell table:formula="of:=[.B835]-[.B8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397" calcext:value-type="float">
            <text:p>6397</text:p>
          </table:table-cell>
          <table:table-cell table:formula="of:=[.B836]-[.B83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421" calcext:value-type="float">
            <text:p>6421</text:p>
          </table:table-cell>
          <table:table-cell table:formula="of:=[.B837]-[.B83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427" calcext:value-type="float">
            <text:p>6427</text:p>
          </table:table-cell>
          <table:table-cell table:formula="of:=[.B838]-[.B83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449" calcext:value-type="float">
            <text:p>6449</text:p>
          </table:table-cell>
          <table:table-cell table:formula="of:=[.B839]-[.B83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451" calcext:value-type="float">
            <text:p>6451</text:p>
          </table:table-cell>
          <table:table-cell table:formula="of:=[.B840]-[.B8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69" calcext:value-type="float">
            <text:p>6469</text:p>
          </table:table-cell>
          <table:table-cell table:formula="of:=[.B841]-[.B84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473" calcext:value-type="float">
            <text:p>6473</text:p>
          </table:table-cell>
          <table:table-cell table:formula="of:=[.B842]-[.B8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481" calcext:value-type="float">
            <text:p>6481</text:p>
          </table:table-cell>
          <table:table-cell table:formula="of:=[.B843]-[.B84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491" calcext:value-type="float">
            <text:p>6491</text:p>
          </table:table-cell>
          <table:table-cell table:formula="of:=[.B844]-[.B84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521" calcext:value-type="float">
            <text:p>6521</text:p>
          </table:table-cell>
          <table:table-cell table:formula="of:=[.B845]-[.B84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529" calcext:value-type="float">
            <text:p>6529</text:p>
          </table:table-cell>
          <table:table-cell table:formula="of:=[.B846]-[.B84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547" calcext:value-type="float">
            <text:p>6547</text:p>
          </table:table-cell>
          <table:table-cell table:formula="of:=[.B847]-[.B8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551" calcext:value-type="float">
            <text:p>6551</text:p>
          </table:table-cell>
          <table:table-cell table:formula="of:=[.B848]-[.B8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553" calcext:value-type="float">
            <text:p>6553</text:p>
          </table:table-cell>
          <table:table-cell table:formula="of:=[.B849]-[.B8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563" calcext:value-type="float">
            <text:p>6563</text:p>
          </table:table-cell>
          <table:table-cell table:formula="of:=[.B850]-[.B84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569" calcext:value-type="float">
            <text:p>6569</text:p>
          </table:table-cell>
          <table:table-cell table:formula="of:=[.B851]-[.B8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571" calcext:value-type="float">
            <text:p>6571</text:p>
          </table:table-cell>
          <table:table-cell table:formula="of:=[.B852]-[.B8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577" calcext:value-type="float">
            <text:p>6577</text:p>
          </table:table-cell>
          <table:table-cell table:formula="of:=[.B853]-[.B85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581" calcext:value-type="float">
            <text:p>6581</text:p>
          </table:table-cell>
          <table:table-cell table:formula="of:=[.B854]-[.B8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599" calcext:value-type="float">
            <text:p>6599</text:p>
          </table:table-cell>
          <table:table-cell table:formula="of:=[.B855]-[.B85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607" calcext:value-type="float">
            <text:p>6607</text:p>
          </table:table-cell>
          <table:table-cell table:formula="of:=[.B856]-[.B85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619" calcext:value-type="float">
            <text:p>6619</text:p>
          </table:table-cell>
          <table:table-cell table:formula="of:=[.B857]-[.B85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637" calcext:value-type="float">
            <text:p>6637</text:p>
          </table:table-cell>
          <table:table-cell table:formula="of:=[.B858]-[.B85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653" calcext:value-type="float">
            <text:p>6653</text:p>
          </table:table-cell>
          <table:table-cell table:formula="of:=[.B859]-[.B85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659" calcext:value-type="float">
            <text:p>6659</text:p>
          </table:table-cell>
          <table:table-cell table:formula="of:=[.B860]-[.B8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661" calcext:value-type="float">
            <text:p>6661</text:p>
          </table:table-cell>
          <table:table-cell table:formula="of:=[.B861]-[.B8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673" calcext:value-type="float">
            <text:p>6673</text:p>
          </table:table-cell>
          <table:table-cell table:formula="of:=[.B862]-[.B86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679" calcext:value-type="float">
            <text:p>6679</text:p>
          </table:table-cell>
          <table:table-cell table:formula="of:=[.B863]-[.B8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689" calcext:value-type="float">
            <text:p>6689</text:p>
          </table:table-cell>
          <table:table-cell table:formula="of:=[.B864]-[.B86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691" calcext:value-type="float">
            <text:p>6691</text:p>
          </table:table-cell>
          <table:table-cell table:formula="of:=[.B865]-[.B86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701" calcext:value-type="float">
            <text:p>6701</text:p>
          </table:table-cell>
          <table:table-cell table:formula="of:=[.B866]-[.B86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703" calcext:value-type="float">
            <text:p>6703</text:p>
          </table:table-cell>
          <table:table-cell table:formula="of:=[.B867]-[.B8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709" calcext:value-type="float">
            <text:p>6709</text:p>
          </table:table-cell>
          <table:table-cell table:formula="of:=[.B868]-[.B86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719" calcext:value-type="float">
            <text:p>6719</text:p>
          </table:table-cell>
          <table:table-cell table:formula="of:=[.B869]-[.B8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733" calcext:value-type="float">
            <text:p>6733</text:p>
          </table:table-cell>
          <table:table-cell table:formula="of:=[.B870]-[.B86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737" calcext:value-type="float">
            <text:p>6737</text:p>
          </table:table-cell>
          <table:table-cell table:formula="of:=[.B871]-[.B8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761" calcext:value-type="float">
            <text:p>6761</text:p>
          </table:table-cell>
          <table:table-cell table:formula="of:=[.B872]-[.B87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763" calcext:value-type="float">
            <text:p>6763</text:p>
          </table:table-cell>
          <table:table-cell table:formula="of:=[.B873]-[.B8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779" calcext:value-type="float">
            <text:p>6779</text:p>
          </table:table-cell>
          <table:table-cell table:formula="of:=[.B874]-[.B87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781" calcext:value-type="float">
            <text:p>6781</text:p>
          </table:table-cell>
          <table:table-cell table:formula="of:=[.B875]-[.B87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791" calcext:value-type="float">
            <text:p>6791</text:p>
          </table:table-cell>
          <table:table-cell table:formula="of:=[.B876]-[.B87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793" calcext:value-type="float">
            <text:p>6793</text:p>
          </table:table-cell>
          <table:table-cell table:formula="of:=[.B877]-[.B8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803" calcext:value-type="float">
            <text:p>6803</text:p>
          </table:table-cell>
          <table:table-cell table:formula="of:=[.B878]-[.B87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823" calcext:value-type="float">
            <text:p>6823</text:p>
          </table:table-cell>
          <table:table-cell table:formula="of:=[.B879]-[.B87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827" calcext:value-type="float">
            <text:p>6827</text:p>
          </table:table-cell>
          <table:table-cell table:formula="of:=[.B880]-[.B8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829" calcext:value-type="float">
            <text:p>6829</text:p>
          </table:table-cell>
          <table:table-cell table:formula="of:=[.B881]-[.B88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833" calcext:value-type="float">
            <text:p>6833</text:p>
          </table:table-cell>
          <table:table-cell table:formula="of:=[.B882]-[.B88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841" calcext:value-type="float">
            <text:p>6841</text:p>
          </table:table-cell>
          <table:table-cell table:formula="of:=[.B883]-[.B88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857" calcext:value-type="float">
            <text:p>6857</text:p>
          </table:table-cell>
          <table:table-cell table:formula="of:=[.B884]-[.B88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863" calcext:value-type="float">
            <text:p>6863</text:p>
          </table:table-cell>
          <table:table-cell table:formula="of:=[.B885]-[.B8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869" calcext:value-type="float">
            <text:p>6869</text:p>
          </table:table-cell>
          <table:table-cell table:formula="of:=[.B886]-[.B88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871" calcext:value-type="float">
            <text:p>6871</text:p>
          </table:table-cell>
          <table:table-cell table:formula="of:=[.B887]-[.B8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883" calcext:value-type="float">
            <text:p>6883</text:p>
          </table:table-cell>
          <table:table-cell table:formula="of:=[.B888]-[.B88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899" calcext:value-type="float">
            <text:p>6899</text:p>
          </table:table-cell>
          <table:table-cell table:formula="of:=[.B889]-[.B88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907" calcext:value-type="float">
            <text:p>6907</text:p>
          </table:table-cell>
          <table:table-cell table:formula="of:=[.B890]-[.B88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911" calcext:value-type="float">
            <text:p>6911</text:p>
          </table:table-cell>
          <table:table-cell table:formula="of:=[.B891]-[.B8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917" calcext:value-type="float">
            <text:p>6917</text:p>
          </table:table-cell>
          <table:table-cell table:formula="of:=[.B892]-[.B89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947" calcext:value-type="float">
            <text:p>6947</text:p>
          </table:table-cell>
          <table:table-cell table:formula="of:=[.B893]-[.B89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949" calcext:value-type="float">
            <text:p>6949</text:p>
          </table:table-cell>
          <table:table-cell table:formula="of:=[.B894]-[.B8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959" calcext:value-type="float">
            <text:p>6959</text:p>
          </table:table-cell>
          <table:table-cell table:formula="of:=[.B895]-[.B89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961" calcext:value-type="float">
            <text:p>6961</text:p>
          </table:table-cell>
          <table:table-cell table:formula="of:=[.B896]-[.B8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967" calcext:value-type="float">
            <text:p>6967</text:p>
          </table:table-cell>
          <table:table-cell table:formula="of:=[.B897]-[.B8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971" calcext:value-type="float">
            <text:p>6971</text:p>
          </table:table-cell>
          <table:table-cell table:formula="of:=[.B898]-[.B89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977" calcext:value-type="float">
            <text:p>6977</text:p>
          </table:table-cell>
          <table:table-cell table:formula="of:=[.B899]-[.B89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983" calcext:value-type="float">
            <text:p>6983</text:p>
          </table:table-cell>
          <table:table-cell table:formula="of:=[.B900]-[.B89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991" calcext:value-type="float">
            <text:p>6991</text:p>
          </table:table-cell>
          <table:table-cell table:formula="of:=[.B901]-[.B90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997" calcext:value-type="float">
            <text:p>6997</text:p>
          </table:table-cell>
          <table:table-cell table:formula="of:=[.B902]-[.B90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001" calcext:value-type="float">
            <text:p>7001</text:p>
          </table:table-cell>
          <table:table-cell table:formula="of:=[.B903]-[.B90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013" calcext:value-type="float">
            <text:p>7013</text:p>
          </table:table-cell>
          <table:table-cell table:formula="of:=[.B904]-[.B90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019" calcext:value-type="float">
            <text:p>7019</text:p>
          </table:table-cell>
          <table:table-cell table:formula="of:=[.B905]-[.B9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027" calcext:value-type="float">
            <text:p>7027</text:p>
          </table:table-cell>
          <table:table-cell table:formula="of:=[.B906]-[.B90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039" calcext:value-type="float">
            <text:p>7039</text:p>
          </table:table-cell>
          <table:table-cell table:formula="of:=[.B907]-[.B90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043" calcext:value-type="float">
            <text:p>7043</text:p>
          </table:table-cell>
          <table:table-cell table:formula="of:=[.B908]-[.B90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057" calcext:value-type="float">
            <text:p>7057</text:p>
          </table:table-cell>
          <table:table-cell table:formula="of:=[.B909]-[.B90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069" calcext:value-type="float">
            <text:p>7069</text:p>
          </table:table-cell>
          <table:table-cell table:formula="of:=[.B910]-[.B90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079" calcext:value-type="float">
            <text:p>7079</text:p>
          </table:table-cell>
          <table:table-cell table:formula="of:=[.B911]-[.B9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103" calcext:value-type="float">
            <text:p>7103</text:p>
          </table:table-cell>
          <table:table-cell table:formula="of:=[.B912]-[.B91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109" calcext:value-type="float">
            <text:p>7109</text:p>
          </table:table-cell>
          <table:table-cell table:formula="of:=[.B913]-[.B9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121" calcext:value-type="float">
            <text:p>7121</text:p>
          </table:table-cell>
          <table:table-cell table:formula="of:=[.B914]-[.B9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127" calcext:value-type="float">
            <text:p>7127</text:p>
          </table:table-cell>
          <table:table-cell table:formula="of:=[.B915]-[.B9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129" calcext:value-type="float">
            <text:p>7129</text:p>
          </table:table-cell>
          <table:table-cell table:formula="of:=[.B916]-[.B9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151" calcext:value-type="float">
            <text:p>7151</text:p>
          </table:table-cell>
          <table:table-cell table:formula="of:=[.B917]-[.B91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159" calcext:value-type="float">
            <text:p>7159</text:p>
          </table:table-cell>
          <table:table-cell table:formula="of:=[.B918]-[.B9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177" calcext:value-type="float">
            <text:p>7177</text:p>
          </table:table-cell>
          <table:table-cell table:formula="of:=[.B919]-[.B91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187" calcext:value-type="float">
            <text:p>7187</text:p>
          </table:table-cell>
          <table:table-cell table:formula="of:=[.B920]-[.B9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193" calcext:value-type="float">
            <text:p>7193</text:p>
          </table:table-cell>
          <table:table-cell table:formula="of:=[.B921]-[.B9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207" calcext:value-type="float">
            <text:p>7207</text:p>
          </table:table-cell>
          <table:table-cell table:formula="of:=[.B922]-[.B92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211" calcext:value-type="float">
            <text:p>7211</text:p>
          </table:table-cell>
          <table:table-cell table:formula="of:=[.B923]-[.B9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213" calcext:value-type="float">
            <text:p>7213</text:p>
          </table:table-cell>
          <table:table-cell table:formula="of:=[.B924]-[.B9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219" calcext:value-type="float">
            <text:p>7219</text:p>
          </table:table-cell>
          <table:table-cell table:formula="of:=[.B925]-[.B92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229" calcext:value-type="float">
            <text:p>7229</text:p>
          </table:table-cell>
          <table:table-cell table:formula="of:=[.B926]-[.B92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237" calcext:value-type="float">
            <text:p>7237</text:p>
          </table:table-cell>
          <table:table-cell table:formula="of:=[.B927]-[.B92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243" calcext:value-type="float">
            <text:p>7243</text:p>
          </table:table-cell>
          <table:table-cell table:formula="of:=[.B928]-[.B92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247" calcext:value-type="float">
            <text:p>7247</text:p>
          </table:table-cell>
          <table:table-cell table:formula="of:=[.B929]-[.B9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253" calcext:value-type="float">
            <text:p>7253</text:p>
          </table:table-cell>
          <table:table-cell table:formula="of:=[.B930]-[.B9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283" calcext:value-type="float">
            <text:p>7283</text:p>
          </table:table-cell>
          <table:table-cell table:formula="of:=[.B931]-[.B93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297" calcext:value-type="float">
            <text:p>7297</text:p>
          </table:table-cell>
          <table:table-cell table:formula="of:=[.B932]-[.B93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307" calcext:value-type="float">
            <text:p>7307</text:p>
          </table:table-cell>
          <table:table-cell table:formula="of:=[.B933]-[.B9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309" calcext:value-type="float">
            <text:p>7309</text:p>
          </table:table-cell>
          <table:table-cell table:formula="of:=[.B934]-[.B9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321" calcext:value-type="float">
            <text:p>7321</text:p>
          </table:table-cell>
          <table:table-cell table:formula="of:=[.B935]-[.B93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331" calcext:value-type="float">
            <text:p>7331</text:p>
          </table:table-cell>
          <table:table-cell table:formula="of:=[.B936]-[.B9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333" calcext:value-type="float">
            <text:p>7333</text:p>
          </table:table-cell>
          <table:table-cell table:formula="of:=[.B937]-[.B9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349" calcext:value-type="float">
            <text:p>7349</text:p>
          </table:table-cell>
          <table:table-cell table:formula="of:=[.B938]-[.B93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351" calcext:value-type="float">
            <text:p>7351</text:p>
          </table:table-cell>
          <table:table-cell table:formula="of:=[.B939]-[.B9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369" calcext:value-type="float">
            <text:p>7369</text:p>
          </table:table-cell>
          <table:table-cell table:formula="of:=[.B940]-[.B93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393" calcext:value-type="float">
            <text:p>7393</text:p>
          </table:table-cell>
          <table:table-cell table:formula="of:=[.B941]-[.B94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411" calcext:value-type="float">
            <text:p>7411</text:p>
          </table:table-cell>
          <table:table-cell table:formula="of:=[.B942]-[.B94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417" calcext:value-type="float">
            <text:p>7417</text:p>
          </table:table-cell>
          <table:table-cell table:formula="of:=[.B943]-[.B9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433" calcext:value-type="float">
            <text:p>7433</text:p>
          </table:table-cell>
          <table:table-cell table:formula="of:=[.B944]-[.B94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451" calcext:value-type="float">
            <text:p>7451</text:p>
          </table:table-cell>
          <table:table-cell table:formula="of:=[.B945]-[.B94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457" calcext:value-type="float">
            <text:p>7457</text:p>
          </table:table-cell>
          <table:table-cell table:formula="of:=[.B946]-[.B9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459" calcext:value-type="float">
            <text:p>7459</text:p>
          </table:table-cell>
          <table:table-cell table:formula="of:=[.B947]-[.B9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477" calcext:value-type="float">
            <text:p>7477</text:p>
          </table:table-cell>
          <table:table-cell table:formula="of:=[.B948]-[.B94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481" calcext:value-type="float">
            <text:p>7481</text:p>
          </table:table-cell>
          <table:table-cell table:formula="of:=[.B949]-[.B9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487" calcext:value-type="float">
            <text:p>7487</text:p>
          </table:table-cell>
          <table:table-cell table:formula="of:=[.B950]-[.B9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489" calcext:value-type="float">
            <text:p>7489</text:p>
          </table:table-cell>
          <table:table-cell table:formula="of:=[.B951]-[.B9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499" calcext:value-type="float">
            <text:p>7499</text:p>
          </table:table-cell>
          <table:table-cell table:formula="of:=[.B952]-[.B95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507" calcext:value-type="float">
            <text:p>7507</text:p>
          </table:table-cell>
          <table:table-cell table:formula="of:=[.B953]-[.B95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517" calcext:value-type="float">
            <text:p>7517</text:p>
          </table:table-cell>
          <table:table-cell table:formula="of:=[.B954]-[.B95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523" calcext:value-type="float">
            <text:p>7523</text:p>
          </table:table-cell>
          <table:table-cell table:formula="of:=[.B955]-[.B95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529" calcext:value-type="float">
            <text:p>7529</text:p>
          </table:table-cell>
          <table:table-cell table:formula="of:=[.B956]-[.B95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537" calcext:value-type="float">
            <text:p>7537</text:p>
          </table:table-cell>
          <table:table-cell table:formula="of:=[.B957]-[.B9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541" calcext:value-type="float">
            <text:p>7541</text:p>
          </table:table-cell>
          <table:table-cell table:formula="of:=[.B958]-[.B9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547" calcext:value-type="float">
            <text:p>7547</text:p>
          </table:table-cell>
          <table:table-cell table:formula="of:=[.B959]-[.B9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549" calcext:value-type="float">
            <text:p>7549</text:p>
          </table:table-cell>
          <table:table-cell table:formula="of:=[.B960]-[.B9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559" calcext:value-type="float">
            <text:p>7559</text:p>
          </table:table-cell>
          <table:table-cell table:formula="of:=[.B961]-[.B9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561" calcext:value-type="float">
            <text:p>7561</text:p>
          </table:table-cell>
          <table:table-cell table:formula="of:=[.B962]-[.B9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573" calcext:value-type="float">
            <text:p>7573</text:p>
          </table:table-cell>
          <table:table-cell table:formula="of:=[.B963]-[.B9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577" calcext:value-type="float">
            <text:p>7577</text:p>
          </table:table-cell>
          <table:table-cell table:formula="of:=[.B964]-[.B96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583" calcext:value-type="float">
            <text:p>7583</text:p>
          </table:table-cell>
          <table:table-cell table:formula="of:=[.B965]-[.B9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589" calcext:value-type="float">
            <text:p>7589</text:p>
          </table:table-cell>
          <table:table-cell table:formula="of:=[.B966]-[.B96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591" calcext:value-type="float">
            <text:p>7591</text:p>
          </table:table-cell>
          <table:table-cell table:formula="of:=[.B967]-[.B9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603" calcext:value-type="float">
            <text:p>7603</text:p>
          </table:table-cell>
          <table:table-cell table:formula="of:=[.B968]-[.B96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607" calcext:value-type="float">
            <text:p>7607</text:p>
          </table:table-cell>
          <table:table-cell table:formula="of:=[.B969]-[.B9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621" calcext:value-type="float">
            <text:p>7621</text:p>
          </table:table-cell>
          <table:table-cell table:formula="of:=[.B970]-[.B96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639" calcext:value-type="float">
            <text:p>7639</text:p>
          </table:table-cell>
          <table:table-cell table:formula="of:=[.B971]-[.B97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643" calcext:value-type="float">
            <text:p>7643</text:p>
          </table:table-cell>
          <table:table-cell table:formula="of:=[.B972]-[.B9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649" calcext:value-type="float">
            <text:p>7649</text:p>
          </table:table-cell>
          <table:table-cell table:formula="of:=[.B973]-[.B97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669" calcext:value-type="float">
            <text:p>7669</text:p>
          </table:table-cell>
          <table:table-cell table:formula="of:=[.B974]-[.B97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673" calcext:value-type="float">
            <text:p>7673</text:p>
          </table:table-cell>
          <table:table-cell table:formula="of:=[.B975]-[.B9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681" calcext:value-type="float">
            <text:p>7681</text:p>
          </table:table-cell>
          <table:table-cell table:formula="of:=[.B976]-[.B97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687" calcext:value-type="float">
            <text:p>7687</text:p>
          </table:table-cell>
          <table:table-cell table:formula="of:=[.B977]-[.B9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691" calcext:value-type="float">
            <text:p>7691</text:p>
          </table:table-cell>
          <table:table-cell table:formula="of:=[.B978]-[.B97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699" calcext:value-type="float">
            <text:p>7699</text:p>
          </table:table-cell>
          <table:table-cell table:formula="of:=[.B979]-[.B97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703" calcext:value-type="float">
            <text:p>7703</text:p>
          </table:table-cell>
          <table:table-cell table:formula="of:=[.B980]-[.B97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717" calcext:value-type="float">
            <text:p>7717</text:p>
          </table:table-cell>
          <table:table-cell table:formula="of:=[.B981]-[.B98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723" calcext:value-type="float">
            <text:p>7723</text:p>
          </table:table-cell>
          <table:table-cell table:formula="of:=[.B982]-[.B98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727" calcext:value-type="float">
            <text:p>7727</text:p>
          </table:table-cell>
          <table:table-cell table:formula="of:=[.B983]-[.B9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741" calcext:value-type="float">
            <text:p>7741</text:p>
          </table:table-cell>
          <table:table-cell table:formula="of:=[.B984]-[.B98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753" calcext:value-type="float">
            <text:p>7753</text:p>
          </table:table-cell>
          <table:table-cell table:formula="of:=[.B985]-[.B9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757" calcext:value-type="float">
            <text:p>7757</text:p>
          </table:table-cell>
          <table:table-cell table:formula="of:=[.B986]-[.B9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759" calcext:value-type="float">
            <text:p>7759</text:p>
          </table:table-cell>
          <table:table-cell table:formula="of:=[.B987]-[.B9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789" calcext:value-type="float">
            <text:p>7789</text:p>
          </table:table-cell>
          <table:table-cell table:formula="of:=[.B988]-[.B98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793" calcext:value-type="float">
            <text:p>7793</text:p>
          </table:table-cell>
          <table:table-cell table:formula="of:=[.B989]-[.B9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817" calcext:value-type="float">
            <text:p>7817</text:p>
          </table:table-cell>
          <table:table-cell table:formula="of:=[.B990]-[.B98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823" calcext:value-type="float">
            <text:p>7823</text:p>
          </table:table-cell>
          <table:table-cell table:formula="of:=[.B991]-[.B9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829" calcext:value-type="float">
            <text:p>7829</text:p>
          </table:table-cell>
          <table:table-cell table:formula="of:=[.B992]-[.B99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841" calcext:value-type="float">
            <text:p>7841</text:p>
          </table:table-cell>
          <table:table-cell table:formula="of:=[.B993]-[.B9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853" calcext:value-type="float">
            <text:p>7853</text:p>
          </table:table-cell>
          <table:table-cell table:formula="of:=[.B994]-[.B99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867" calcext:value-type="float">
            <text:p>7867</text:p>
          </table:table-cell>
          <table:table-cell table:formula="of:=[.B995]-[.B99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873" calcext:value-type="float">
            <text:p>7873</text:p>
          </table:table-cell>
          <table:table-cell table:formula="of:=[.B996]-[.B99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877" calcext:value-type="float">
            <text:p>7877</text:p>
          </table:table-cell>
          <table:table-cell table:formula="of:=[.B997]-[.B9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879" calcext:value-type="float">
            <text:p>7879</text:p>
          </table:table-cell>
          <table:table-cell table:formula="of:=[.B998]-[.B9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883" calcext:value-type="float">
            <text:p>7883</text:p>
          </table:table-cell>
          <table:table-cell table:formula="of:=[.B999]-[.B9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901" calcext:value-type="float">
            <text:p>7901</text:p>
          </table:table-cell>
          <table:table-cell table:formula="of:=[.B1000]-[.B99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907" calcext:value-type="float">
            <text:p>7907</text:p>
          </table:table-cell>
          <table:table-cell table:formula="of:=[.B1001]-[.B10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919" calcext:value-type="float">
            <text:p>7919</text:p>
          </table:table-cell>
          <table:table-cell table:formula="of:=[.B1002]-[.B10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927" calcext:value-type="float">
            <text:p>7927</text:p>
          </table:table-cell>
          <table:table-cell table:formula="of:=[.B1003]-[.B100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933" calcext:value-type="float">
            <text:p>7933</text:p>
          </table:table-cell>
          <table:table-cell table:formula="of:=[.B1004]-[.B100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937" calcext:value-type="float">
            <text:p>7937</text:p>
          </table:table-cell>
          <table:table-cell table:formula="of:=[.B1005]-[.B100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949" calcext:value-type="float">
            <text:p>7949</text:p>
          </table:table-cell>
          <table:table-cell table:formula="of:=[.B1006]-[.B100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951" calcext:value-type="float">
            <text:p>7951</text:p>
          </table:table-cell>
          <table:table-cell table:formula="of:=[.B1007]-[.B10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963" calcext:value-type="float">
            <text:p>7963</text:p>
          </table:table-cell>
          <table:table-cell table:formula="of:=[.B1008]-[.B100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993" calcext:value-type="float">
            <text:p>7993</text:p>
          </table:table-cell>
          <table:table-cell table:formula="of:=[.B1009]-[.B100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8009" calcext:value-type="float">
            <text:p>8009</text:p>
          </table:table-cell>
          <table:table-cell table:formula="of:=[.B1010]-[.B100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011" calcext:value-type="float">
            <text:p>8011</text:p>
          </table:table-cell>
          <table:table-cell table:formula="of:=[.B1011]-[.B10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017" calcext:value-type="float">
            <text:p>8017</text:p>
          </table:table-cell>
          <table:table-cell table:formula="of:=[.B1012]-[.B10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039" calcext:value-type="float">
            <text:p>8039</text:p>
          </table:table-cell>
          <table:table-cell table:formula="of:=[.B1013]-[.B101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053" calcext:value-type="float">
            <text:p>8053</text:p>
          </table:table-cell>
          <table:table-cell table:formula="of:=[.B1014]-[.B101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059" calcext:value-type="float">
            <text:p>8059</text:p>
          </table:table-cell>
          <table:table-cell table:formula="of:=[.B1015]-[.B10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069" calcext:value-type="float">
            <text:p>8069</text:p>
          </table:table-cell>
          <table:table-cell table:formula="of:=[.B1016]-[.B101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081" calcext:value-type="float">
            <text:p>8081</text:p>
          </table:table-cell>
          <table:table-cell table:formula="of:=[.B1017]-[.B101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087" calcext:value-type="float">
            <text:p>8087</text:p>
          </table:table-cell>
          <table:table-cell table:formula="of:=[.B1018]-[.B101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089" calcext:value-type="float">
            <text:p>8089</text:p>
          </table:table-cell>
          <table:table-cell table:formula="of:=[.B1019]-[.B10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093" calcext:value-type="float">
            <text:p>8093</text:p>
          </table:table-cell>
          <table:table-cell table:formula="of:=[.B1020]-[.B10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101" calcext:value-type="float">
            <text:p>8101</text:p>
          </table:table-cell>
          <table:table-cell table:formula="of:=[.B1021]-[.B102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111" calcext:value-type="float">
            <text:p>8111</text:p>
          </table:table-cell>
          <table:table-cell table:formula="of:=[.B1022]-[.B10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117" calcext:value-type="float">
            <text:p>8117</text:p>
          </table:table-cell>
          <table:table-cell table:formula="of:=[.B1023]-[.B10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123" calcext:value-type="float">
            <text:p>8123</text:p>
          </table:table-cell>
          <table:table-cell table:formula="of:=[.B1024]-[.B10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47" calcext:value-type="float">
            <text:p>8147</text:p>
          </table:table-cell>
          <table:table-cell table:formula="of:=[.B1025]-[.B102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161" calcext:value-type="float">
            <text:p>8161</text:p>
          </table:table-cell>
          <table:table-cell table:formula="of:=[.B1026]-[.B10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167" calcext:value-type="float">
            <text:p>8167</text:p>
          </table:table-cell>
          <table:table-cell table:formula="of:=[.B1027]-[.B102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171" calcext:value-type="float">
            <text:p>8171</text:p>
          </table:table-cell>
          <table:table-cell table:formula="of:=[.B1028]-[.B10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179" calcext:value-type="float">
            <text:p>8179</text:p>
          </table:table-cell>
          <table:table-cell table:formula="of:=[.B1029]-[.B10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8191" calcext:value-type="float">
            <text:p>8191</text:p>
          </table:table-cell>
          <table:table-cell table:formula="of:=[.B1030]-[.B102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209" calcext:value-type="float">
            <text:p>8209</text:p>
          </table:table-cell>
          <table:table-cell table:formula="of:=[.B1031]-[.B103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219" calcext:value-type="float">
            <text:p>8219</text:p>
          </table:table-cell>
          <table:table-cell table:formula="of:=[.B1032]-[.B103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221" calcext:value-type="float">
            <text:p>8221</text:p>
          </table:table-cell>
          <table:table-cell table:formula="of:=[.B1033]-[.B10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231" calcext:value-type="float">
            <text:p>8231</text:p>
          </table:table-cell>
          <table:table-cell table:formula="of:=[.B1034]-[.B103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233" calcext:value-type="float">
            <text:p>8233</text:p>
          </table:table-cell>
          <table:table-cell table:formula="of:=[.B1035]-[.B103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237" calcext:value-type="float">
            <text:p>8237</text:p>
          </table:table-cell>
          <table:table-cell table:formula="of:=[.B1036]-[.B103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8243" calcext:value-type="float">
            <text:p>8243</text:p>
          </table:table-cell>
          <table:table-cell table:formula="of:=[.B1037]-[.B103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263" calcext:value-type="float">
            <text:p>8263</text:p>
          </table:table-cell>
          <table:table-cell table:formula="of:=[.B1038]-[.B103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269" calcext:value-type="float">
            <text:p>8269</text:p>
          </table:table-cell>
          <table:table-cell table:formula="of:=[.B1039]-[.B10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273" calcext:value-type="float">
            <text:p>8273</text:p>
          </table:table-cell>
          <table:table-cell table:formula="of:=[.B1040]-[.B103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287" calcext:value-type="float">
            <text:p>8287</text:p>
          </table:table-cell>
          <table:table-cell table:formula="of:=[.B1041]-[.B104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8291" calcext:value-type="float">
            <text:p>8291</text:p>
          </table:table-cell>
          <table:table-cell table:formula="of:=[.B1042]-[.B104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293" calcext:value-type="float">
            <text:p>8293</text:p>
          </table:table-cell>
          <table:table-cell table:formula="of:=[.B1043]-[.B10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297" calcext:value-type="float">
            <text:p>8297</text:p>
          </table:table-cell>
          <table:table-cell table:formula="of:=[.B1044]-[.B104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8311" calcext:value-type="float">
            <text:p>8311</text:p>
          </table:table-cell>
          <table:table-cell table:formula="of:=[.B1045]-[.B104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317" calcext:value-type="float">
            <text:p>8317</text:p>
          </table:table-cell>
          <table:table-cell table:formula="of:=[.B1046]-[.B10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329" calcext:value-type="float">
            <text:p>8329</text:p>
          </table:table-cell>
          <table:table-cell table:formula="of:=[.B1047]-[.B10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353" calcext:value-type="float">
            <text:p>8353</text:p>
          </table:table-cell>
          <table:table-cell table:formula="of:=[.B1048]-[.B104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363" calcext:value-type="float">
            <text:p>8363</text:p>
          </table:table-cell>
          <table:table-cell table:formula="of:=[.B1049]-[.B10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8369" calcext:value-type="float">
            <text:p>8369</text:p>
          </table:table-cell>
          <table:table-cell table:formula="of:=[.B1050]-[.B10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377" calcext:value-type="float">
            <text:p>8377</text:p>
          </table:table-cell>
          <table:table-cell table:formula="of:=[.B1051]-[.B10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387" calcext:value-type="float">
            <text:p>8387</text:p>
          </table:table-cell>
          <table:table-cell table:formula="of:=[.B1052]-[.B105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389" calcext:value-type="float">
            <text:p>8389</text:p>
          </table:table-cell>
          <table:table-cell table:formula="of:=[.B1053]-[.B10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419" calcext:value-type="float">
            <text:p>8419</text:p>
          </table:table-cell>
          <table:table-cell table:formula="of:=[.B1054]-[.B105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423" calcext:value-type="float">
            <text:p>8423</text:p>
          </table:table-cell>
          <table:table-cell table:formula="of:=[.B1055]-[.B10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429" calcext:value-type="float">
            <text:p>8429</text:p>
          </table:table-cell>
          <table:table-cell table:formula="of:=[.B1056]-[.B105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8431" calcext:value-type="float">
            <text:p>8431</text:p>
          </table:table-cell>
          <table:table-cell table:formula="of:=[.B1057]-[.B10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443" calcext:value-type="float">
            <text:p>8443</text:p>
          </table:table-cell>
          <table:table-cell table:formula="of:=[.B1058]-[.B105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447" calcext:value-type="float">
            <text:p>8447</text:p>
          </table:table-cell>
          <table:table-cell table:formula="of:=[.B1059]-[.B10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461" calcext:value-type="float">
            <text:p>8461</text:p>
          </table:table-cell>
          <table:table-cell table:formula="of:=[.B1060]-[.B105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467" calcext:value-type="float">
            <text:p>8467</text:p>
          </table:table-cell>
          <table:table-cell table:formula="of:=[.B1061]-[.B106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501" calcext:value-type="float">
            <text:p>8501</text:p>
          </table:table-cell>
          <table:table-cell table:formula="of:=[.B1062]-[.B106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513" calcext:value-type="float">
            <text:p>8513</text:p>
          </table:table-cell>
          <table:table-cell table:formula="of:=[.B1063]-[.B10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521" calcext:value-type="float">
            <text:p>8521</text:p>
          </table:table-cell>
          <table:table-cell table:formula="of:=[.B1064]-[.B106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8527" calcext:value-type="float">
            <text:p>8527</text:p>
          </table:table-cell>
          <table:table-cell table:formula="of:=[.B1065]-[.B10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537" calcext:value-type="float">
            <text:p>8537</text:p>
          </table:table-cell>
          <table:table-cell table:formula="of:=[.B1066]-[.B106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8539" calcext:value-type="float">
            <text:p>8539</text:p>
          </table:table-cell>
          <table:table-cell table:formula="of:=[.B1067]-[.B10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543" calcext:value-type="float">
            <text:p>8543</text:p>
          </table:table-cell>
          <table:table-cell table:formula="of:=[.B1068]-[.B10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8563" calcext:value-type="float">
            <text:p>8563</text:p>
          </table:table-cell>
          <table:table-cell table:formula="of:=[.B1069]-[.B106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573" calcext:value-type="float">
            <text:p>8573</text:p>
          </table:table-cell>
          <table:table-cell table:formula="of:=[.B1070]-[.B10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581" calcext:value-type="float">
            <text:p>8581</text:p>
          </table:table-cell>
          <table:table-cell table:formula="of:=[.B1071]-[.B10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597" calcext:value-type="float">
            <text:p>8597</text:p>
          </table:table-cell>
          <table:table-cell table:formula="of:=[.B1072]-[.B107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599" calcext:value-type="float">
            <text:p>8599</text:p>
          </table:table-cell>
          <table:table-cell table:formula="of:=[.B1073]-[.B10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609" calcext:value-type="float">
            <text:p>8609</text:p>
          </table:table-cell>
          <table:table-cell table:formula="of:=[.B1074]-[.B107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623" calcext:value-type="float">
            <text:p>8623</text:p>
          </table:table-cell>
          <table:table-cell table:formula="of:=[.B1075]-[.B10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627" calcext:value-type="float">
            <text:p>8627</text:p>
          </table:table-cell>
          <table:table-cell table:formula="of:=[.B1076]-[.B10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629" calcext:value-type="float">
            <text:p>8629</text:p>
          </table:table-cell>
          <table:table-cell table:formula="of:=[.B1077]-[.B10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641" calcext:value-type="float">
            <text:p>8641</text:p>
          </table:table-cell>
          <table:table-cell table:formula="of:=[.B1078]-[.B107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8647" calcext:value-type="float">
            <text:p>8647</text:p>
          </table:table-cell>
          <table:table-cell table:formula="of:=[.B1079]-[.B10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8663" calcext:value-type="float">
            <text:p>8663</text:p>
          </table:table-cell>
          <table:table-cell table:formula="of:=[.B1080]-[.B107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669" calcext:value-type="float">
            <text:p>8669</text:p>
          </table:table-cell>
          <table:table-cell table:formula="of:=[.B1081]-[.B108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8677" calcext:value-type="float">
            <text:p>8677</text:p>
          </table:table-cell>
          <table:table-cell table:formula="of:=[.B1082]-[.B108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681" calcext:value-type="float">
            <text:p>8681</text:p>
          </table:table-cell>
          <table:table-cell table:formula="of:=[.B1083]-[.B10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689" calcext:value-type="float">
            <text:p>8689</text:p>
          </table:table-cell>
          <table:table-cell table:formula="of:=[.B1084]-[.B108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693" calcext:value-type="float">
            <text:p>8693</text:p>
          </table:table-cell>
          <table:table-cell table:formula="of:=[.B1085]-[.B10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699" calcext:value-type="float">
            <text:p>8699</text:p>
          </table:table-cell>
          <table:table-cell table:formula="of:=[.B1086]-[.B108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8707" calcext:value-type="float">
            <text:p>8707</text:p>
          </table:table-cell>
          <table:table-cell table:formula="of:=[.B1087]-[.B108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713" calcext:value-type="float">
            <text:p>8713</text:p>
          </table:table-cell>
          <table:table-cell table:formula="of:=[.B1088]-[.B108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8719" calcext:value-type="float">
            <text:p>8719</text:p>
          </table:table-cell>
          <table:table-cell table:formula="of:=[.B1089]-[.B10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8731" calcext:value-type="float">
            <text:p>8731</text:p>
          </table:table-cell>
          <table:table-cell table:formula="of:=[.B1090]-[.B108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737" calcext:value-type="float">
            <text:p>8737</text:p>
          </table:table-cell>
          <table:table-cell table:formula="of:=[.B1091]-[.B10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741" calcext:value-type="float">
            <text:p>8741</text:p>
          </table:table-cell>
          <table:table-cell table:formula="of:=[.B1092]-[.B109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747" calcext:value-type="float">
            <text:p>8747</text:p>
          </table:table-cell>
          <table:table-cell table:formula="of:=[.B1093]-[.B10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753" calcext:value-type="float">
            <text:p>8753</text:p>
          </table:table-cell>
          <table:table-cell table:formula="of:=[.B1094]-[.B109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8761" calcext:value-type="float">
            <text:p>8761</text:p>
          </table:table-cell>
          <table:table-cell table:formula="of:=[.B1095]-[.B10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779" calcext:value-type="float">
            <text:p>8779</text:p>
          </table:table-cell>
          <table:table-cell table:formula="of:=[.B1096]-[.B109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8783" calcext:value-type="float">
            <text:p>8783</text:p>
          </table:table-cell>
          <table:table-cell table:formula="of:=[.B1097]-[.B10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803" calcext:value-type="float">
            <text:p>8803</text:p>
          </table:table-cell>
          <table:table-cell table:formula="of:=[.B1098]-[.B109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8807" calcext:value-type="float">
            <text:p>8807</text:p>
          </table:table-cell>
          <table:table-cell table:formula="of:=[.B1099]-[.B10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8819" calcext:value-type="float">
            <text:p>8819</text:p>
          </table:table-cell>
          <table:table-cell table:formula="of:=[.B1100]-[.B109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821" calcext:value-type="float">
            <text:p>8821</text:p>
          </table:table-cell>
          <table:table-cell table:formula="of:=[.B1101]-[.B11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8831" calcext:value-type="float">
            <text:p>8831</text:p>
          </table:table-cell>
          <table:table-cell table:formula="of:=[.B1102]-[.B110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837" calcext:value-type="float">
            <text:p>8837</text:p>
          </table:table-cell>
          <table:table-cell table:formula="of:=[.B1103]-[.B11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8839" calcext:value-type="float">
            <text:p>8839</text:p>
          </table:table-cell>
          <table:table-cell table:formula="of:=[.B1104]-[.B11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8849" calcext:value-type="float">
            <text:p>8849</text:p>
          </table:table-cell>
          <table:table-cell table:formula="of:=[.B1105]-[.B110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861" calcext:value-type="float">
            <text:p>8861</text:p>
          </table:table-cell>
          <table:table-cell table:formula="of:=[.B1106]-[.B110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863" calcext:value-type="float">
            <text:p>8863</text:p>
          </table:table-cell>
          <table:table-cell table:formula="of:=[.B1107]-[.B11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867" calcext:value-type="float">
            <text:p>8867</text:p>
          </table:table-cell>
          <table:table-cell table:formula="of:=[.B1108]-[.B110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887" calcext:value-type="float">
            <text:p>8887</text:p>
          </table:table-cell>
          <table:table-cell table:formula="of:=[.B1109]-[.B110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893" calcext:value-type="float">
            <text:p>8893</text:p>
          </table:table-cell>
          <table:table-cell table:formula="of:=[.B1110]-[.B110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923" calcext:value-type="float">
            <text:p>8923</text:p>
          </table:table-cell>
          <table:table-cell table:formula="of:=[.B1111]-[.B11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929" calcext:value-type="float">
            <text:p>8929</text:p>
          </table:table-cell>
          <table:table-cell table:formula="of:=[.B1112]-[.B11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933" calcext:value-type="float">
            <text:p>8933</text:p>
          </table:table-cell>
          <table:table-cell table:formula="of:=[.B1113]-[.B11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941" calcext:value-type="float">
            <text:p>8941</text:p>
          </table:table-cell>
          <table:table-cell table:formula="of:=[.B1114]-[.B111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951" calcext:value-type="float">
            <text:p>8951</text:p>
          </table:table-cell>
          <table:table-cell table:formula="of:=[.B1115]-[.B11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8963" calcext:value-type="float">
            <text:p>8963</text:p>
          </table:table-cell>
          <table:table-cell table:formula="of:=[.B1116]-[.B111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969" calcext:value-type="float">
            <text:p>8969</text:p>
          </table:table-cell>
          <table:table-cell table:formula="of:=[.B1117]-[.B111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971" calcext:value-type="float">
            <text:p>8971</text:p>
          </table:table-cell>
          <table:table-cell table:formula="of:=[.B1118]-[.B11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999" calcext:value-type="float">
            <text:p>8999</text:p>
          </table:table-cell>
          <table:table-cell table:formula="of:=[.B1119]-[.B111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001" calcext:value-type="float">
            <text:p>9001</text:p>
          </table:table-cell>
          <table:table-cell table:formula="of:=[.B1120]-[.B11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007" calcext:value-type="float">
            <text:p>9007</text:p>
          </table:table-cell>
          <table:table-cell table:formula="of:=[.B1121]-[.B11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9011" calcext:value-type="float">
            <text:p>9011</text:p>
          </table:table-cell>
          <table:table-cell table:formula="of:=[.B1122]-[.B11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013" calcext:value-type="float">
            <text:p>9013</text:p>
          </table:table-cell>
          <table:table-cell table:formula="of:=[.B1123]-[.B11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029" calcext:value-type="float">
            <text:p>9029</text:p>
          </table:table-cell>
          <table:table-cell table:formula="of:=[.B1124]-[.B112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9041" calcext:value-type="float">
            <text:p>9041</text:p>
          </table:table-cell>
          <table:table-cell table:formula="of:=[.B1125]-[.B11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043" calcext:value-type="float">
            <text:p>9043</text:p>
          </table:table-cell>
          <table:table-cell table:formula="of:=[.B1126]-[.B11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9049" calcext:value-type="float">
            <text:p>9049</text:p>
          </table:table-cell>
          <table:table-cell table:formula="of:=[.B1127]-[.B112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9059" calcext:value-type="float">
            <text:p>9059</text:p>
          </table:table-cell>
          <table:table-cell table:formula="of:=[.B1128]-[.B112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067" calcext:value-type="float">
            <text:p>9067</text:p>
          </table:table-cell>
          <table:table-cell table:formula="of:=[.B1129]-[.B11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9091" calcext:value-type="float">
            <text:p>9091</text:p>
          </table:table-cell>
          <table:table-cell table:formula="of:=[.B1130]-[.B112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103" calcext:value-type="float">
            <text:p>9103</text:p>
          </table:table-cell>
          <table:table-cell table:formula="of:=[.B1131]-[.B113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9109" calcext:value-type="float">
            <text:p>9109</text:p>
          </table:table-cell>
          <table:table-cell table:formula="of:=[.B1132]-[.B113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9127" calcext:value-type="float">
            <text:p>9127</text:p>
          </table:table-cell>
          <table:table-cell table:formula="of:=[.B1133]-[.B113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133" calcext:value-type="float">
            <text:p>9133</text:p>
          </table:table-cell>
          <table:table-cell table:formula="of:=[.B1134]-[.B113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9137" calcext:value-type="float">
            <text:p>9137</text:p>
          </table:table-cell>
          <table:table-cell table:formula="of:=[.B1135]-[.B11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9151" calcext:value-type="float">
            <text:p>9151</text:p>
          </table:table-cell>
          <table:table-cell table:formula="of:=[.B1136]-[.B113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9157" calcext:value-type="float">
            <text:p>9157</text:p>
          </table:table-cell>
          <table:table-cell table:formula="of:=[.B1137]-[.B113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9161" calcext:value-type="float">
            <text:p>9161</text:p>
          </table:table-cell>
          <table:table-cell table:formula="of:=[.B1138]-[.B113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173" calcext:value-type="float">
            <text:p>9173</text:p>
          </table:table-cell>
          <table:table-cell table:formula="of:=[.B1139]-[.B113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9181" calcext:value-type="float">
            <text:p>9181</text:p>
          </table:table-cell>
          <table:table-cell table:formula="of:=[.B1140]-[.B113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187" calcext:value-type="float">
            <text:p>9187</text:p>
          </table:table-cell>
          <table:table-cell table:formula="of:=[.B1141]-[.B11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199" calcext:value-type="float">
            <text:p>9199</text:p>
          </table:table-cell>
          <table:table-cell table:formula="of:=[.B1142]-[.B114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9203" calcext:value-type="float">
            <text:p>9203</text:p>
          </table:table-cell>
          <table:table-cell table:formula="of:=[.B1143]-[.B11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209" calcext:value-type="float">
            <text:p>9209</text:p>
          </table:table-cell>
          <table:table-cell table:formula="of:=[.B1144]-[.B114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9221" calcext:value-type="float">
            <text:p>9221</text:p>
          </table:table-cell>
          <table:table-cell table:formula="of:=[.B1145]-[.B11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9227" calcext:value-type="float">
            <text:p>9227</text:p>
          </table:table-cell>
          <table:table-cell table:formula="of:=[.B1146]-[.B114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9239" calcext:value-type="float">
            <text:p>9239</text:p>
          </table:table-cell>
          <table:table-cell table:formula="of:=[.B1147]-[.B11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9241" calcext:value-type="float">
            <text:p>9241</text:p>
          </table:table-cell>
          <table:table-cell table:formula="of:=[.B1148]-[.B11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257" calcext:value-type="float">
            <text:p>9257</text:p>
          </table:table-cell>
          <table:table-cell table:formula="of:=[.B1149]-[.B114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9277" calcext:value-type="float">
            <text:p>9277</text:p>
          </table:table-cell>
          <table:table-cell table:formula="of:=[.B1150]-[.B114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281" calcext:value-type="float">
            <text:p>9281</text:p>
          </table:table-cell>
          <table:table-cell table:formula="of:=[.B1151]-[.B11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9283" calcext:value-type="float">
            <text:p>9283</text:p>
          </table:table-cell>
          <table:table-cell table:formula="of:=[.B1152]-[.B11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9293" calcext:value-type="float">
            <text:p>9293</text:p>
          </table:table-cell>
          <table:table-cell table:formula="of:=[.B1153]-[.B115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311" calcext:value-type="float">
            <text:p>9311</text:p>
          </table:table-cell>
          <table:table-cell table:formula="of:=[.B1154]-[.B115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9319" calcext:value-type="float">
            <text:p>9319</text:p>
          </table:table-cell>
          <table:table-cell table:formula="of:=[.B1155]-[.B115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9323" calcext:value-type="float">
            <text:p>9323</text:p>
          </table:table-cell>
          <table:table-cell table:formula="of:=[.B1156]-[.B11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337" calcext:value-type="float">
            <text:p>9337</text:p>
          </table:table-cell>
          <table:table-cell table:formula="of:=[.B1157]-[.B115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341" calcext:value-type="float">
            <text:p>9341</text:p>
          </table:table-cell>
          <table:table-cell table:formula="of:=[.B1158]-[.B11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343" calcext:value-type="float">
            <text:p>9343</text:p>
          </table:table-cell>
          <table:table-cell table:formula="of:=[.B1159]-[.B11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349" calcext:value-type="float">
            <text:p>9349</text:p>
          </table:table-cell>
          <table:table-cell table:formula="of:=[.B1160]-[.B11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371" calcext:value-type="float">
            <text:p>9371</text:p>
          </table:table-cell>
          <table:table-cell table:formula="of:=[.B1161]-[.B116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9377" calcext:value-type="float">
            <text:p>9377</text:p>
          </table:table-cell>
          <table:table-cell table:formula="of:=[.B1162]-[.B116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9391" calcext:value-type="float">
            <text:p>9391</text:p>
          </table:table-cell>
          <table:table-cell table:formula="of:=[.B1163]-[.B116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397" calcext:value-type="float">
            <text:p>9397</text:p>
          </table:table-cell>
          <table:table-cell table:formula="of:=[.B1164]-[.B11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403" calcext:value-type="float">
            <text:p>9403</text:p>
          </table:table-cell>
          <table:table-cell table:formula="of:=[.B1165]-[.B11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9413" calcext:value-type="float">
            <text:p>9413</text:p>
          </table:table-cell>
          <table:table-cell table:formula="of:=[.B1166]-[.B116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9419" calcext:value-type="float">
            <text:p>9419</text:p>
          </table:table-cell>
          <table:table-cell table:formula="of:=[.B1167]-[.B11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9421" calcext:value-type="float">
            <text:p>9421</text:p>
          </table:table-cell>
          <table:table-cell table:formula="of:=[.B1168]-[.B11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431" calcext:value-type="float">
            <text:p>9431</text:p>
          </table:table-cell>
          <table:table-cell table:formula="of:=[.B1169]-[.B11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433" calcext:value-type="float">
            <text:p>9433</text:p>
          </table:table-cell>
          <table:table-cell table:formula="of:=[.B1170]-[.B11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437" calcext:value-type="float">
            <text:p>9437</text:p>
          </table:table-cell>
          <table:table-cell table:formula="of:=[.B1171]-[.B11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439" calcext:value-type="float">
            <text:p>9439</text:p>
          </table:table-cell>
          <table:table-cell table:formula="of:=[.B1172]-[.B11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461" calcext:value-type="float">
            <text:p>9461</text:p>
          </table:table-cell>
          <table:table-cell table:formula="of:=[.B1173]-[.B117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463" calcext:value-type="float">
            <text:p>9463</text:p>
          </table:table-cell>
          <table:table-cell table:formula="of:=[.B1174]-[.B11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9467" calcext:value-type="float">
            <text:p>9467</text:p>
          </table:table-cell>
          <table:table-cell table:formula="of:=[.B1175]-[.B11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9473" calcext:value-type="float">
            <text:p>9473</text:p>
          </table:table-cell>
          <table:table-cell table:formula="of:=[.B1176]-[.B117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9479" calcext:value-type="float">
            <text:p>9479</text:p>
          </table:table-cell>
          <table:table-cell table:formula="of:=[.B1177]-[.B11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9491" calcext:value-type="float">
            <text:p>9491</text:p>
          </table:table-cell>
          <table:table-cell table:formula="of:=[.B1178]-[.B117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497" calcext:value-type="float">
            <text:p>9497</text:p>
          </table:table-cell>
          <table:table-cell table:formula="of:=[.B1179]-[.B117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9511" calcext:value-type="float">
            <text:p>9511</text:p>
          </table:table-cell>
          <table:table-cell table:formula="of:=[.B1180]-[.B117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521" calcext:value-type="float">
            <text:p>9521</text:p>
          </table:table-cell>
          <table:table-cell table:formula="of:=[.B1181]-[.B11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9533" calcext:value-type="float">
            <text:p>9533</text:p>
          </table:table-cell>
          <table:table-cell table:formula="of:=[.B1182]-[.B11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9539" calcext:value-type="float">
            <text:p>9539</text:p>
          </table:table-cell>
          <table:table-cell table:formula="of:=[.B1183]-[.B11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9547" calcext:value-type="float">
            <text:p>9547</text:p>
          </table:table-cell>
          <table:table-cell table:formula="of:=[.B1184]-[.B118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9551" calcext:value-type="float">
            <text:p>9551</text:p>
          </table:table-cell>
          <table:table-cell table:formula="of:=[.B1185]-[.B11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9587" calcext:value-type="float">
            <text:p>9587</text:p>
          </table:table-cell>
          <table:table-cell table:formula="of:=[.B1186]-[.B118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9601" calcext:value-type="float">
            <text:p>9601</text:p>
          </table:table-cell>
          <table:table-cell table:formula="of:=[.B1187]-[.B11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9613" calcext:value-type="float">
            <text:p>9613</text:p>
          </table:table-cell>
          <table:table-cell table:formula="of:=[.B1188]-[.B118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619" calcext:value-type="float">
            <text:p>9619</text:p>
          </table:table-cell>
          <table:table-cell table:formula="of:=[.B1189]-[.B118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9623" calcext:value-type="float">
            <text:p>9623</text:p>
          </table:table-cell>
          <table:table-cell table:formula="of:=[.B1190]-[.B118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629" calcext:value-type="float">
            <text:p>9629</text:p>
          </table:table-cell>
          <table:table-cell table:formula="of:=[.B1191]-[.B11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631" calcext:value-type="float">
            <text:p>9631</text:p>
          </table:table-cell>
          <table:table-cell table:formula="of:=[.B1192]-[.B11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9643" calcext:value-type="float">
            <text:p>9643</text:p>
          </table:table-cell>
          <table:table-cell table:formula="of:=[.B1193]-[.B119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649" calcext:value-type="float">
            <text:p>9649</text:p>
          </table:table-cell>
          <table:table-cell table:formula="of:=[.B1194]-[.B119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9661" calcext:value-type="float">
            <text:p>9661</text:p>
          </table:table-cell>
          <table:table-cell table:formula="of:=[.B1195]-[.B119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9677" calcext:value-type="float">
            <text:p>9677</text:p>
          </table:table-cell>
          <table:table-cell table:formula="of:=[.B1196]-[.B119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9679" calcext:value-type="float">
            <text:p>9679</text:p>
          </table:table-cell>
          <table:table-cell table:formula="of:=[.B1197]-[.B11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9689" calcext:value-type="float">
            <text:p>9689</text:p>
          </table:table-cell>
          <table:table-cell table:formula="of:=[.B1198]-[.B119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697" calcext:value-type="float">
            <text:p>9697</text:p>
          </table:table-cell>
          <table:table-cell table:formula="of:=[.B1199]-[.B119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9719" calcext:value-type="float">
            <text:p>9719</text:p>
          </table:table-cell>
          <table:table-cell table:formula="of:=[.B1200]-[.B119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21" calcext:value-type="float">
            <text:p>9721</text:p>
          </table:table-cell>
          <table:table-cell table:formula="of:=[.B1201]-[.B12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9733" calcext:value-type="float">
            <text:p>9733</text:p>
          </table:table-cell>
          <table:table-cell table:formula="of:=[.B1202]-[.B120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9739" calcext:value-type="float">
            <text:p>9739</text:p>
          </table:table-cell>
          <table:table-cell table:formula="of:=[.B1203]-[.B12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743" calcext:value-type="float">
            <text:p>9743</text:p>
          </table:table-cell>
          <table:table-cell table:formula="of:=[.B1204]-[.B120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9749" calcext:value-type="float">
            <text:p>9749</text:p>
          </table:table-cell>
          <table:table-cell table:formula="of:=[.B1205]-[.B12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9767" calcext:value-type="float">
            <text:p>9767</text:p>
          </table:table-cell>
          <table:table-cell table:formula="of:=[.B1206]-[.B120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9769" calcext:value-type="float">
            <text:p>9769</text:p>
          </table:table-cell>
          <table:table-cell table:formula="of:=[.B1207]-[.B12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9781" calcext:value-type="float">
            <text:p>9781</text:p>
          </table:table-cell>
          <table:table-cell table:formula="of:=[.B1208]-[.B120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787" calcext:value-type="float">
            <text:p>9787</text:p>
          </table:table-cell>
          <table:table-cell table:formula="of:=[.B1209]-[.B120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791" calcext:value-type="float">
            <text:p>9791</text:p>
          </table:table-cell>
          <table:table-cell table:formula="of:=[.B1210]-[.B120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803" calcext:value-type="float">
            <text:p>9803</text:p>
          </table:table-cell>
          <table:table-cell table:formula="of:=[.B1211]-[.B12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811" calcext:value-type="float">
            <text:p>9811</text:p>
          </table:table-cell>
          <table:table-cell table:formula="of:=[.B1212]-[.B12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9817" calcext:value-type="float">
            <text:p>9817</text:p>
          </table:table-cell>
          <table:table-cell table:formula="of:=[.B1213]-[.B12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829" calcext:value-type="float">
            <text:p>9829</text:p>
          </table:table-cell>
          <table:table-cell table:formula="of:=[.B1214]-[.B12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9833" calcext:value-type="float">
            <text:p>9833</text:p>
          </table:table-cell>
          <table:table-cell table:formula="of:=[.B1215]-[.B12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839" calcext:value-type="float">
            <text:p>9839</text:p>
          </table:table-cell>
          <table:table-cell table:formula="of:=[.B1216]-[.B1215]"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Hoja1.A1:Hoja1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6T00:06:05.113184745</dc:date>
    <meta:document-statistic meta:table-count="2" meta:cell-count="534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961cm" svg:height="9.007cm" xlink:href=".." xlink:type="simple" chart:class="chart:bar" chart:style-name="ch1">
        <chart:legend chart:legend-position="end" svg:x="36.513cm" svg:y="4.204cm" style:legend-expansion="high" chart:style-name="ch2"/>
        <chart:plot-area chart:style-name="ch3" table:cell-range-address="Hoja2.A2:Hoja2.A101 Hoja2.C2:Hoja2.C101" chart:data-source-has-labels="column" svg:x="0.779cm" svg:y="0.18cm" svg:width="34.955cm" svg:height="8.647cm">
          <chartooo:coordinate-region svg:x="1.4cm" svg:y="0.379cm" svg:width="33.712cm" svg:height="7.403cm"/>
          <chart:axis chart:dimension="x" chart:name="primary-x" chart:style-name="ch4" chartooo:axis-type="auto">
            <chartooo:date-scale/>
            <chart:categories table:cell-range-address="Hoja2.A2:Hoja2.A10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Hoja2.C2:Hoja2.C10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2.A2:Hoja2.A101</svg:desc>
                </draw:g>
              </table:table-cell>
              <table:table-cell office:value-type="float" office:value="0">
                <text:p>0</text:p>
                <draw:g>
                  <svg:desc>Hoja2.C2:Hoja2.C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